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4e1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4">
      <style:table-cell-properties fo:background-color="#ffe4e1"/>
    </style:style>
    <style:style style:name="ce13" style:family="table-cell" style:parent-style-name="Default" style:data-style-name="N4">
      <style:table-cell-properties fo:background-color="#fff200"/>
    </style:style>
    <style:style style:name="ce14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4"/>
    <style:style style:name="ce16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solid #000000" fo:background-color="#dcdcd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sub 67%"/>
    </style:style>
  </office:automatic-styles>
  <office:body>
    <office:spreadsheet>
      <table:calculation-settings table:automatic-find-labels="false" table:use-regular-expressions="false" table:use-wildcards="true"/>
      <table:table table:name="Slide 41" table:style-name="ta1">
        <table:shapes>
          <draw:frame draw:z-index="0" draw:style-name="gr1" draw:text-style-name="P1" svg:width="146.61mm" svg:height="83.95mm" svg:x="60.22mm" svg:y="6.53mm">
            <draw:object draw:notify-on-update-of-ranges="'Slide 41'.B4:'Slide 41'.B4 'Slide 41'.B5:'Slide 41'.B104 'Slide 41'.C4:'Slide 41'.C4 'Slide 41'.C5:'Slide 41'.C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 table:style-name="ce5"/>
          <table:table-cell table:style-name="ce9" office:value-type="string" calcext:value-type="string" table:number-columns-spanned="2" table:number-rows-spanned="1">
            <text:p>Constantes</text:p>
          </table:table-cell>
          <table:covered-table-cell table:style-name="ce5"/>
        </table:table-row>
        <table:table-row table:style-name="ro1">
          <table:table-cell table:style-name="ce5"/>
          <table:table-cell table:style-name="ce10" office:value-type="string" calcext:value-type="string">
            <text:p>c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2">
          <table:table-cell table:style-name="ce5"/>
          <table:table-cell table:style-name="ce10" office:value-type="string" calcext:value-type="string">
            <text:p>n<text:span text:style-name="T2">0</text:span>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11" office:value-type="string" calcext:value-type="string">
            <text:p>f(n)</text:p>
          </table:table-cell>
          <table:table-cell table:style-name="ce11" office:value-type="string" calcext:value-type="string">
            <text:p>O(g(n))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5*[.A5]^3 + 2*[.A5]^2 + 22*[.A5]+6" office:value-type="float" office:value="35" calcext:value-type="float">
            <text:p>35,00</text:p>
          </table:table-cell>
          <table:table-cell table:style-name="ce12" table:formula="of:=[.C$2]*[.A5]^3" office:value-type="float" office:value="6" calcext:value-type="float">
            <text:p>6,0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5*[.A6]^3 + 2*[.A6]^2 + 22*[.A6]+6" office:value-type="float" office:value="98" calcext:value-type="float">
            <text:p>98,00</text:p>
          </table:table-cell>
          <table:table-cell table:style-name="ce12" table:formula="of:=[.C$2]*[.A6]^3" office:value-type="float" office:value="48" calcext:value-type="float">
            <text:p>48,0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5*[.A7]^3 + 2*[.A7]^2 + 22*[.A7]+6" office:value-type="float" office:value="225" calcext:value-type="float">
            <text:p>225,00</text:p>
          </table:table-cell>
          <table:table-cell table:style-name="ce12" table:formula="of:=[.C$2]*[.A7]^3" office:value-type="float" office:value="162" calcext:value-type="float">
            <text:p>162,0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5*[.A8]^3 + 2*[.A8]^2 + 22*[.A8]+6" office:value-type="float" office:value="446" calcext:value-type="float">
            <text:p>446,00</text:p>
          </table:table-cell>
          <table:table-cell table:style-name="ce12" table:formula="of:=[.C$2]*[.A8]^3" office:value-type="float" office:value="384" calcext:value-type="float">
            <text:p>384,00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5*[.A9]^3 + 2*[.A9]^2 + 22*[.A9]+6" office:value-type="float" office:value="791" calcext:value-type="float">
            <text:p>791,00</text:p>
          </table:table-cell>
          <table:table-cell table:style-name="ce12" table:formula="of:=[.C$2]*[.A9]^3" office:value-type="float" office:value="750" calcext:value-type="float">
            <text:p>750,00</text:p>
          </table:table-cell>
        </table:table-row>
        <table:table-row table:style-name="ro1">
          <table:table-cell table:style-name="ce7" office:value-type="float" office:value="6" calcext:value-type="float">
            <office:annotation draw:style-name="gr3" draw:text-style-name="P4" svg:width="28.99mm" svg:height="14.61mm" svg:x="15.13mm" svg:y="26.57mm" draw:caption-point-x="-6.1mm" draw:caption-point-y="15.1mm">
              <dc:date>2024-04-11T00:00:00</dc:date>
              <text:p text:style-name="P3"><text:span text:style-name="T1">Valor a partir do qual </text:span><text:span text:style-name="T1">n &gt;= n0 e a </text:span><text:span text:style-name="T1">inequação é </text:span><text:span text:style-name="T1">satisfeita!</text:span></text:p>
            </office:annotation>
            <text:p>6</text:p>
          </table:table-cell>
          <table:table-cell table:style-name="ce13" table:formula="of:=5*[.A10]^3 + 2*[.A10]^2 + 22*[.A10]+6" office:value-type="float" office:value="1290" calcext:value-type="float">
            <text:p>1.290,00</text:p>
          </table:table-cell>
          <table:table-cell table:style-name="ce13" table:formula="of:=[.C$2]*[.A10]^3" office:value-type="float" office:value="1296" calcext:value-type="float">
            <text:p>1.296,00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4" table:formula="of:=5*[.A11]^3 + 2*[.A11]^2 + 22*[.A11]+6" office:value-type="float" office:value="1973" calcext:value-type="float">
            <text:p>1.973,00</text:p>
          </table:table-cell>
          <table:table-cell table:style-name="ce14" table:formula="of:=[.C$2]*[.A11]^3" office:value-type="float" office:value="2058" calcext:value-type="float">
            <text:p>2.058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*[.A12]^3 + 2*[.A12]^2 + 22*[.A12]+6" office:value-type="float" office:value="2870" calcext:value-type="float">
            <text:p>2.870,00</text:p>
          </table:table-cell>
          <table:table-cell table:formula="of:=[.C$2]*[.A12]^3" office:value-type="float" office:value="3072" calcext:value-type="float">
            <text:p>3.072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*[.A13]^3 + 2*[.A13]^2 + 22*[.A13]+6" office:value-type="float" office:value="4011" calcext:value-type="float">
            <text:p>4.011,00</text:p>
          </table:table-cell>
          <table:table-cell table:formula="of:=[.C$2]*[.A13]^3" office:value-type="float" office:value="4374" calcext:value-type="float">
            <text:p>4.374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[.A14]^3 + 2*[.A14]^2 + 22*[.A14]+6" office:value-type="float" office:value="5426" calcext:value-type="float">
            <text:p>5.426,00</text:p>
          </table:table-cell>
          <table:table-cell table:formula="of:=[.C$2]*[.A14]^3" office:value-type="float" office:value="6000" calcext:value-type="float">
            <text:p>6.00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*[.A15]^3 + 2*[.A15]^2 + 22*[.A15]+6" office:value-type="float" office:value="7145" calcext:value-type="float">
            <text:p>7.145,00</text:p>
          </table:table-cell>
          <table:table-cell table:formula="of:=[.C$2]*[.A15]^3" office:value-type="float" office:value="7986" calcext:value-type="float">
            <text:p>7.986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*[.A16]^3 + 2*[.A16]^2 + 22*[.A16]+6" office:value-type="float" office:value="9198" calcext:value-type="float">
            <text:p>9.198,00</text:p>
          </table:table-cell>
          <table:table-cell table:formula="of:=[.C$2]*[.A16]^3" office:value-type="float" office:value="10368" calcext:value-type="float">
            <text:p>10.368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*[.A17]^3 + 2*[.A17]^2 + 22*[.A17]+6" office:value-type="float" office:value="11615" calcext:value-type="float">
            <text:p>11.615,00</text:p>
          </table:table-cell>
          <table:table-cell table:formula="of:=[.C$2]*[.A17]^3" office:value-type="float" office:value="13182" calcext:value-type="float">
            <text:p>13.182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*[.A18]^3 + 2*[.A18]^2 + 22*[.A18]+6" office:value-type="float" office:value="14426" calcext:value-type="float">
            <text:p>14.426,00</text:p>
          </table:table-cell>
          <table:table-cell table:formula="of:=[.C$2]*[.A18]^3" office:value-type="float" office:value="16464" calcext:value-type="float">
            <text:p>16.464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*[.A19]^3 + 2*[.A19]^2 + 22*[.A19]+6" office:value-type="float" office:value="17661" calcext:value-type="float">
            <text:p>17.661,00</text:p>
          </table:table-cell>
          <table:table-cell table:formula="of:=[.C$2]*[.A19]^3" office:value-type="float" office:value="20250" calcext:value-type="float">
            <text:p>20.25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*[.A20]^3 + 2*[.A20]^2 + 22*[.A20]+6" office:value-type="float" office:value="21350" calcext:value-type="float">
            <text:p>21.350,00</text:p>
          </table:table-cell>
          <table:table-cell table:formula="of:=[.C$2]*[.A20]^3" office:value-type="float" office:value="24576" calcext:value-type="float">
            <text:p>24.576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*[.A21]^3 + 2*[.A21]^2 + 22*[.A21]+6" office:value-type="float" office:value="25523" calcext:value-type="float">
            <text:p>25.523,00</text:p>
          </table:table-cell>
          <table:table-cell table:formula="of:=[.C$2]*[.A21]^3" office:value-type="float" office:value="29478" calcext:value-type="float">
            <text:p>29.478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*[.A22]^3 + 2*[.A22]^2 + 22*[.A22]+6" office:value-type="float" office:value="30210" calcext:value-type="float">
            <text:p>30.210,00</text:p>
          </table:table-cell>
          <table:table-cell table:formula="of:=[.C$2]*[.A22]^3" office:value-type="float" office:value="34992" calcext:value-type="float">
            <text:p>34.992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*[.A23]^3 + 2*[.A23]^2 + 22*[.A23]+6" office:value-type="float" office:value="35441" calcext:value-type="float">
            <text:p>35.441,00</text:p>
          </table:table-cell>
          <table:table-cell table:formula="of:=[.C$2]*[.A23]^3" office:value-type="float" office:value="41154" calcext:value-type="float">
            <text:p>41.154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[.A24]^3 + 2*[.A24]^2 + 22*[.A24]+6" office:value-type="float" office:value="41246" calcext:value-type="float">
            <text:p>41.246,00</text:p>
          </table:table-cell>
          <table:table-cell table:formula="of:=[.C$2]*[.A24]^3" office:value-type="float" office:value="48000" calcext:value-type="float">
            <text:p>48.00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*[.A25]^3 + 2*[.A25]^2 + 22*[.A25]+6" office:value-type="float" office:value="47655" calcext:value-type="float">
            <text:p>47.655,00</text:p>
          </table:table-cell>
          <table:table-cell table:formula="of:=[.C$2]*[.A25]^3" office:value-type="float" office:value="55566" calcext:value-type="float">
            <text:p>55.566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*[.A26]^3 + 2*[.A26]^2 + 22*[.A26]+6" office:value-type="float" office:value="54698" calcext:value-type="float">
            <text:p>54.698,00</text:p>
          </table:table-cell>
          <table:table-cell table:formula="of:=[.C$2]*[.A26]^3" office:value-type="float" office:value="63888" calcext:value-type="float">
            <text:p>63.888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*[.A27]^3 + 2*[.A27]^2 + 22*[.A27]+6" office:value-type="float" office:value="62405" calcext:value-type="float">
            <text:p>62.405,00</text:p>
          </table:table-cell>
          <table:table-cell table:formula="of:=[.C$2]*[.A27]^3" office:value-type="float" office:value="73002" calcext:value-type="float">
            <text:p>73.002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*[.A28]^3 + 2*[.A28]^2 + 22*[.A28]+6" office:value-type="float" office:value="70806" calcext:value-type="float">
            <text:p>70.806,00</text:p>
          </table:table-cell>
          <table:table-cell table:formula="of:=[.C$2]*[.A28]^3" office:value-type="float" office:value="82944" calcext:value-type="float">
            <text:p>82.944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*[.A29]^3 + 2*[.A29]^2 + 22*[.A29]+6" office:value-type="float" office:value="79931" calcext:value-type="float">
            <text:p>79.931,00</text:p>
          </table:table-cell>
          <table:table-cell table:formula="of:=[.C$2]*[.A29]^3" office:value-type="float" office:value="93750" calcext:value-type="float">
            <text:p>93.75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*[.A30]^3 + 2*[.A30]^2 + 22*[.A30]+6" office:value-type="float" office:value="89810" calcext:value-type="float">
            <text:p>89.810,00</text:p>
          </table:table-cell>
          <table:table-cell table:formula="of:=[.C$2]*[.A30]^3" office:value-type="float" office:value="105456" calcext:value-type="float">
            <text:p>105.456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*[.A31]^3 + 2*[.A31]^2 + 22*[.A31]+6" office:value-type="float" office:value="100473" calcext:value-type="float">
            <text:p>100.473,00</text:p>
          </table:table-cell>
          <table:table-cell table:formula="of:=[.C$2]*[.A31]^3" office:value-type="float" office:value="118098" calcext:value-type="float">
            <text:p>118.098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*[.A32]^3 + 2*[.A32]^2 + 22*[.A32]+6" office:value-type="float" office:value="111950" calcext:value-type="float">
            <text:p>111.950,00</text:p>
          </table:table-cell>
          <table:table-cell table:formula="of:=[.C$2]*[.A32]^3" office:value-type="float" office:value="131712" calcext:value-type="float">
            <text:p>131.712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*[.A33]^3 + 2*[.A33]^2 + 22*[.A33]+6" office:value-type="float" office:value="124271" calcext:value-type="float">
            <text:p>124.271,00</text:p>
          </table:table-cell>
          <table:table-cell table:formula="of:=[.C$2]*[.A33]^3" office:value-type="float" office:value="146334" calcext:value-type="float">
            <text:p>146.334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[.A34]^3 + 2*[.A34]^2 + 22*[.A34]+6" office:value-type="float" office:value="137466" calcext:value-type="float">
            <text:p>137.466,00</text:p>
          </table:table-cell>
          <table:table-cell table:formula="of:=[.C$2]*[.A34]^3" office:value-type="float" office:value="162000" calcext:value-type="float">
            <text:p>162.00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*[.A35]^3 + 2*[.A35]^2 + 22*[.A35]+6" office:value-type="float" office:value="151565" calcext:value-type="float">
            <text:p>151.565,00</text:p>
          </table:table-cell>
          <table:table-cell table:formula="of:=[.C$2]*[.A35]^3" office:value-type="float" office:value="178746" calcext:value-type="float">
            <text:p>178.746,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*[.A36]^3 + 2*[.A36]^2 + 22*[.A36]+6" office:value-type="float" office:value="166598" calcext:value-type="float">
            <text:p>166.598,00</text:p>
          </table:table-cell>
          <table:table-cell table:formula="of:=[.C$2]*[.A36]^3" office:value-type="float" office:value="196608" calcext:value-type="float">
            <text:p>196.608,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*[.A37]^3 + 2*[.A37]^2 + 22*[.A37]+6" office:value-type="float" office:value="182595" calcext:value-type="float">
            <text:p>182.595,00</text:p>
          </table:table-cell>
          <table:table-cell table:formula="of:=[.C$2]*[.A37]^3" office:value-type="float" office:value="215622" calcext:value-type="float">
            <text:p>215.622,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*[.A38]^3 + 2*[.A38]^2 + 22*[.A38]+6" office:value-type="float" office:value="199586" calcext:value-type="float">
            <text:p>199.586,00</text:p>
          </table:table-cell>
          <table:table-cell table:formula="of:=[.C$2]*[.A38]^3" office:value-type="float" office:value="235824" calcext:value-type="float">
            <text:p>235.824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*[.A39]^3 + 2*[.A39]^2 + 22*[.A39]+6" office:value-type="float" office:value="217601" calcext:value-type="float">
            <text:p>217.601,00</text:p>
          </table:table-cell>
          <table:table-cell table:formula="of:=[.C$2]*[.A39]^3" office:value-type="float" office:value="257250" calcext:value-type="float">
            <text:p>257.250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*[.A40]^3 + 2*[.A40]^2 + 22*[.A40]+6" office:value-type="float" office:value="236670" calcext:value-type="float">
            <text:p>236.670,00</text:p>
          </table:table-cell>
          <table:table-cell table:formula="of:=[.C$2]*[.A40]^3" office:value-type="float" office:value="279936" calcext:value-type="float">
            <text:p>279.936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*[.A41]^3 + 2*[.A41]^2 + 22*[.A41]+6" office:value-type="float" office:value="256823" calcext:value-type="float">
            <text:p>256.823,00</text:p>
          </table:table-cell>
          <table:table-cell table:formula="of:=[.C$2]*[.A41]^3" office:value-type="float" office:value="303918" calcext:value-type="float">
            <text:p>303.918,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*[.A42]^3 + 2*[.A42]^2 + 22*[.A42]+6" office:value-type="float" office:value="278090" calcext:value-type="float">
            <text:p>278.090,00</text:p>
          </table:table-cell>
          <table:table-cell table:formula="of:=[.C$2]*[.A42]^3" office:value-type="float" office:value="329232" calcext:value-type="float">
            <text:p>329.232,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*[.A43]^3 + 2*[.A43]^2 + 22*[.A43]+6" office:value-type="float" office:value="300501" calcext:value-type="float">
            <text:p>300.501,00</text:p>
          </table:table-cell>
          <table:table-cell table:formula="of:=[.C$2]*[.A43]^3" office:value-type="float" office:value="355914" calcext:value-type="float">
            <text:p>355.914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[.A44]^3 + 2*[.A44]^2 + 22*[.A44]+6" office:value-type="float" office:value="324086" calcext:value-type="float">
            <text:p>324.086,00</text:p>
          </table:table-cell>
          <table:table-cell table:formula="of:=[.C$2]*[.A44]^3" office:value-type="float" office:value="384000" calcext:value-type="float">
            <text:p>384.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5*[.A45]^3 + 2*[.A45]^2 + 22*[.A45]+6" office:value-type="float" office:value="348875" calcext:value-type="float">
            <text:p>348.875,00</text:p>
          </table:table-cell>
          <table:table-cell table:formula="of:=[.C$2]*[.A45]^3" office:value-type="float" office:value="413526" calcext:value-type="float">
            <text:p>413.526,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5*[.A46]^3 + 2*[.A46]^2 + 22*[.A46]+6" office:value-type="float" office:value="374898" calcext:value-type="float">
            <text:p>374.898,00</text:p>
          </table:table-cell>
          <table:table-cell table:formula="of:=[.C$2]*[.A46]^3" office:value-type="float" office:value="444528" calcext:value-type="float">
            <text:p>444.528,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5*[.A47]^3 + 2*[.A47]^2 + 22*[.A47]+6" office:value-type="float" office:value="402185" calcext:value-type="float">
            <text:p>402.185,00</text:p>
          </table:table-cell>
          <table:table-cell table:formula="of:=[.C$2]*[.A47]^3" office:value-type="float" office:value="477042" calcext:value-type="float">
            <text:p>477.042,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5*[.A48]^3 + 2*[.A48]^2 + 22*[.A48]+6" office:value-type="float" office:value="430766" calcext:value-type="float">
            <text:p>430.766,00</text:p>
          </table:table-cell>
          <table:table-cell table:formula="of:=[.C$2]*[.A48]^3" office:value-type="float" office:value="511104" calcext:value-type="float">
            <text:p>511.104,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5*[.A49]^3 + 2*[.A49]^2 + 22*[.A49]+6" office:value-type="float" office:value="460671" calcext:value-type="float">
            <text:p>460.671,00</text:p>
          </table:table-cell>
          <table:table-cell table:formula="of:=[.C$2]*[.A49]^3" office:value-type="float" office:value="546750" calcext:value-type="float">
            <text:p>546.750,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5*[.A50]^3 + 2*[.A50]^2 + 22*[.A50]+6" office:value-type="float" office:value="491930" calcext:value-type="float">
            <text:p>491.930,00</text:p>
          </table:table-cell>
          <table:table-cell table:formula="of:=[.C$2]*[.A50]^3" office:value-type="float" office:value="584016" calcext:value-type="float">
            <text:p>584.016,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5*[.A51]^3 + 2*[.A51]^2 + 22*[.A51]+6" office:value-type="float" office:value="524573" calcext:value-type="float">
            <text:p>524.573,00</text:p>
          </table:table-cell>
          <table:table-cell table:formula="of:=[.C$2]*[.A51]^3" office:value-type="float" office:value="622938" calcext:value-type="float">
            <text:p>622.938,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5*[.A52]^3 + 2*[.A52]^2 + 22*[.A52]+6" office:value-type="float" office:value="558630" calcext:value-type="float">
            <text:p>558.630,00</text:p>
          </table:table-cell>
          <table:table-cell table:formula="of:=[.C$2]*[.A52]^3" office:value-type="float" office:value="663552" calcext:value-type="float">
            <text:p>663.552,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5*[.A53]^3 + 2*[.A53]^2 + 22*[.A53]+6" office:value-type="float" office:value="594131" calcext:value-type="float">
            <text:p>594.131,00</text:p>
          </table:table-cell>
          <table:table-cell table:formula="of:=[.C$2]*[.A53]^3" office:value-type="float" office:value="705894" calcext:value-type="float">
            <text:p>705.894,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*[.A54]^3 + 2*[.A54]^2 + 22*[.A54]+6" office:value-type="float" office:value="631106" calcext:value-type="float">
            <text:p>631.106,00</text:p>
          </table:table-cell>
          <table:table-cell table:formula="of:=[.C$2]*[.A54]^3" office:value-type="float" office:value="750000" calcext:value-type="float">
            <text:p>750.000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5*[.A55]^3 + 2*[.A55]^2 + 22*[.A55]+6" office:value-type="float" office:value="669585" calcext:value-type="float">
            <text:p>669.585,00</text:p>
          </table:table-cell>
          <table:table-cell table:formula="of:=[.C$2]*[.A55]^3" office:value-type="float" office:value="795906" calcext:value-type="float">
            <text:p>795.906,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5*[.A56]^3 + 2*[.A56]^2 + 22*[.A56]+6" office:value-type="float" office:value="709598" calcext:value-type="float">
            <text:p>709.598,00</text:p>
          </table:table-cell>
          <table:table-cell table:formula="of:=[.C$2]*[.A56]^3" office:value-type="float" office:value="843648" calcext:value-type="float">
            <text:p>843.648,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5*[.A57]^3 + 2*[.A57]^2 + 22*[.A57]+6" office:value-type="float" office:value="751175" calcext:value-type="float">
            <text:p>751.175,00</text:p>
          </table:table-cell>
          <table:table-cell table:formula="of:=[.C$2]*[.A57]^3" office:value-type="float" office:value="893262" calcext:value-type="float">
            <text:p>893.262,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5*[.A58]^3 + 2*[.A58]^2 + 22*[.A58]+6" office:value-type="float" office:value="794346" calcext:value-type="float">
            <text:p>794.346,00</text:p>
          </table:table-cell>
          <table:table-cell table:formula="of:=[.C$2]*[.A58]^3" office:value-type="float" office:value="944784" calcext:value-type="float">
            <text:p>944.784,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5*[.A59]^3 + 2*[.A59]^2 + 22*[.A59]+6" office:value-type="float" office:value="839141" calcext:value-type="float">
            <text:p>839.141,00</text:p>
          </table:table-cell>
          <table:table-cell table:formula="of:=[.C$2]*[.A59]^3" office:value-type="float" office:value="998250" calcext:value-type="float">
            <text:p>998.250,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5*[.A60]^3 + 2*[.A60]^2 + 22*[.A60]+6" office:value-type="float" office:value="885590" calcext:value-type="float">
            <text:p>885.590,00</text:p>
          </table:table-cell>
          <table:table-cell table:formula="of:=[.C$2]*[.A60]^3" office:value-type="float" office:value="1053696" calcext:value-type="float">
            <text:p>1.053.696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5*[.A61]^3 + 2*[.A61]^2 + 22*[.A61]+6" office:value-type="float" office:value="933723" calcext:value-type="float">
            <text:p>933.723,00</text:p>
          </table:table-cell>
          <table:table-cell table:formula="of:=[.C$2]*[.A61]^3" office:value-type="float" office:value="1111158" calcext:value-type="float">
            <text:p>1.111.158,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5*[.A62]^3 + 2*[.A62]^2 + 22*[.A62]+6" office:value-type="float" office:value="983570" calcext:value-type="float">
            <text:p>983.570,00</text:p>
          </table:table-cell>
          <table:table-cell table:formula="of:=[.C$2]*[.A62]^3" office:value-type="float" office:value="1170672" calcext:value-type="float">
            <text:p>1.170.672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5*[.A63]^3 + 2*[.A63]^2 + 22*[.A63]+6" office:value-type="float" office:value="1035161" calcext:value-type="float">
            <text:p>1.035.161,00</text:p>
          </table:table-cell>
          <table:table-cell table:formula="of:=[.C$2]*[.A63]^3" office:value-type="float" office:value="1232274" calcext:value-type="float">
            <text:p>1.232.274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*[.A64]^3 + 2*[.A64]^2 + 22*[.A64]+6" office:value-type="float" office:value="1088526" calcext:value-type="float">
            <text:p>1.088.526,00</text:p>
          </table:table-cell>
          <table:table-cell table:formula="of:=[.C$2]*[.A64]^3" office:value-type="float" office:value="1296000" calcext:value-type="float">
            <text:p>1.296.000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5*[.A65]^3 + 2*[.A65]^2 + 22*[.A65]+6" office:value-type="float" office:value="1143695" calcext:value-type="float">
            <text:p>1.143.695,00</text:p>
          </table:table-cell>
          <table:table-cell table:formula="of:=[.C$2]*[.A65]^3" office:value-type="float" office:value="1361886" calcext:value-type="float">
            <text:p>1.361.886,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5*[.A66]^3 + 2*[.A66]^2 + 22*[.A66]+6" office:value-type="float" office:value="1200698" calcext:value-type="float">
            <text:p>1.200.698,00</text:p>
          </table:table-cell>
          <table:table-cell table:formula="of:=[.C$2]*[.A66]^3" office:value-type="float" office:value="1429968" calcext:value-type="float">
            <text:p>1.429.968,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5*[.A67]^3 + 2*[.A67]^2 + 22*[.A67]+6" office:value-type="float" office:value="1259565" calcext:value-type="float">
            <text:p>1.259.565,00</text:p>
          </table:table-cell>
          <table:table-cell table:formula="of:=[.C$2]*[.A67]^3" office:value-type="float" office:value="1500282" calcext:value-type="float">
            <text:p>1.500.282,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5*[.A68]^3 + 2*[.A68]^2 + 22*[.A68]+6" office:value-type="float" office:value="1320326" calcext:value-type="float">
            <text:p>1.320.326,00</text:p>
          </table:table-cell>
          <table:table-cell table:formula="of:=[.C$2]*[.A68]^3" office:value-type="float" office:value="1572864" calcext:value-type="float">
            <text:p>1.572.864,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5*[.A69]^3 + 2*[.A69]^2 + 22*[.A69]+6" office:value-type="float" office:value="1383011" calcext:value-type="float">
            <text:p>1.383.011,00</text:p>
          </table:table-cell>
          <table:table-cell table:formula="of:=[.C$2]*[.A69]^3" office:value-type="float" office:value="1647750" calcext:value-type="float">
            <text:p>1.647.750,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5*[.A70]^3 + 2*[.A70]^2 + 22*[.A70]+6" office:value-type="float" office:value="1447650" calcext:value-type="float">
            <text:p>1.447.650,00</text:p>
          </table:table-cell>
          <table:table-cell table:formula="of:=[.C$2]*[.A70]^3" office:value-type="float" office:value="1724976" calcext:value-type="float">
            <text:p>1.724.976,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5*[.A71]^3 + 2*[.A71]^2 + 22*[.A71]+6" office:value-type="float" office:value="1514273" calcext:value-type="float">
            <text:p>1.514.273,00</text:p>
          </table:table-cell>
          <table:table-cell table:formula="of:=[.C$2]*[.A71]^3" office:value-type="float" office:value="1804578" calcext:value-type="float">
            <text:p>1.804.578,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5*[.A72]^3 + 2*[.A72]^2 + 22*[.A72]+6" office:value-type="float" office:value="1582910" calcext:value-type="float">
            <text:p>1.582.910,00</text:p>
          </table:table-cell>
          <table:table-cell table:formula="of:=[.C$2]*[.A72]^3" office:value-type="float" office:value="1886592" calcext:value-type="float">
            <text:p>1.886.592,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5*[.A73]^3 + 2*[.A73]^2 + 22*[.A73]+6" office:value-type="float" office:value="1653591" calcext:value-type="float">
            <text:p>1.653.591,00</text:p>
          </table:table-cell>
          <table:table-cell table:formula="of:=[.C$2]*[.A73]^3" office:value-type="float" office:value="1971054" calcext:value-type="float">
            <text:p>1.971.054,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5*[.A74]^3 + 2*[.A74]^2 + 22*[.A74]+6" office:value-type="float" office:value="1726346" calcext:value-type="float">
            <text:p>1.726.346,00</text:p>
          </table:table-cell>
          <table:table-cell table:formula="of:=[.C$2]*[.A74]^3" office:value-type="float" office:value="2058000" calcext:value-type="float">
            <text:p>2.058.000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5*[.A75]^3 + 2*[.A75]^2 + 22*[.A75]+6" office:value-type="float" office:value="1801205" calcext:value-type="float">
            <text:p>1.801.205,00</text:p>
          </table:table-cell>
          <table:table-cell table:formula="of:=[.C$2]*[.A75]^3" office:value-type="float" office:value="2147466" calcext:value-type="float">
            <text:p>2.147.466,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5*[.A76]^3 + 2*[.A76]^2 + 22*[.A76]+6" office:value-type="float" office:value="1878198" calcext:value-type="float">
            <text:p>1.878.198,00</text:p>
          </table:table-cell>
          <table:table-cell table:formula="of:=[.C$2]*[.A76]^3" office:value-type="float" office:value="2239488" calcext:value-type="float">
            <text:p>2.239.488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5*[.A77]^3 + 2*[.A77]^2 + 22*[.A77]+6" office:value-type="float" office:value="1957355" calcext:value-type="float">
            <text:p>1.957.355,00</text:p>
          </table:table-cell>
          <table:table-cell table:formula="of:=[.C$2]*[.A77]^3" office:value-type="float" office:value="2334102" calcext:value-type="float">
            <text:p>2.334.102,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5*[.A78]^3 + 2*[.A78]^2 + 22*[.A78]+6" office:value-type="float" office:value="2038706" calcext:value-type="float">
            <text:p>2.038.706,00</text:p>
          </table:table-cell>
          <table:table-cell table:formula="of:=[.C$2]*[.A78]^3" office:value-type="float" office:value="2431344" calcext:value-type="float">
            <text:p>2.431.344,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5*[.A79]^3 + 2*[.A79]^2 + 22*[.A79]+6" office:value-type="float" office:value="2122281" calcext:value-type="float">
            <text:p>2.122.281,00</text:p>
          </table:table-cell>
          <table:table-cell table:formula="of:=[.C$2]*[.A79]^3" office:value-type="float" office:value="2531250" calcext:value-type="float">
            <text:p>2.531.250,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5*[.A80]^3 + 2*[.A80]^2 + 22*[.A80]+6" office:value-type="float" office:value="2208110" calcext:value-type="float">
            <text:p>2.208.110,00</text:p>
          </table:table-cell>
          <table:table-cell table:formula="of:=[.C$2]*[.A80]^3" office:value-type="float" office:value="2633856" calcext:value-type="float">
            <text:p>2.633.856,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5*[.A81]^3 + 2*[.A81]^2 + 22*[.A81]+6" office:value-type="float" office:value="2296223" calcext:value-type="float">
            <text:p>2.296.223,00</text:p>
          </table:table-cell>
          <table:table-cell table:formula="of:=[.C$2]*[.A81]^3" office:value-type="float" office:value="2739198" calcext:value-type="float">
            <text:p>2.739.198,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5*[.A82]^3 + 2*[.A82]^2 + 22*[.A82]+6" office:value-type="float" office:value="2386650" calcext:value-type="float">
            <text:p>2.386.650,00</text:p>
          </table:table-cell>
          <table:table-cell table:formula="of:=[.C$2]*[.A82]^3" office:value-type="float" office:value="2847312" calcext:value-type="float">
            <text:p>2.847.312,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5*[.A83]^3 + 2*[.A83]^2 + 22*[.A83]+6" office:value-type="float" office:value="2479421" calcext:value-type="float">
            <text:p>2.479.421,00</text:p>
          </table:table-cell>
          <table:table-cell table:formula="of:=[.C$2]*[.A83]^3" office:value-type="float" office:value="2958234" calcext:value-type="float">
            <text:p>2.958.234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5*[.A84]^3 + 2*[.A84]^2 + 22*[.A84]+6" office:value-type="float" office:value="2574566" calcext:value-type="float">
            <text:p>2.574.566,00</text:p>
          </table:table-cell>
          <table:table-cell table:formula="of:=[.C$2]*[.A84]^3" office:value-type="float" office:value="3072000" calcext:value-type="float">
            <text:p>3.072.000,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5*[.A85]^3 + 2*[.A85]^2 + 22*[.A85]+6" office:value-type="float" office:value="2672115" calcext:value-type="float">
            <text:p>2.672.115,00</text:p>
          </table:table-cell>
          <table:table-cell table:formula="of:=[.C$2]*[.A85]^3" office:value-type="float" office:value="3188646" calcext:value-type="float">
            <text:p>3.188.646,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5*[.A86]^3 + 2*[.A86]^2 + 22*[.A86]+6" office:value-type="float" office:value="2772098" calcext:value-type="float">
            <text:p>2.772.098,00</text:p>
          </table:table-cell>
          <table:table-cell table:formula="of:=[.C$2]*[.A86]^3" office:value-type="float" office:value="3308208" calcext:value-type="float">
            <text:p>3.308.208,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5*[.A87]^3 + 2*[.A87]^2 + 22*[.A87]+6" office:value-type="float" office:value="2874545" calcext:value-type="float">
            <text:p>2.874.545,00</text:p>
          </table:table-cell>
          <table:table-cell table:formula="of:=[.C$2]*[.A87]^3" office:value-type="float" office:value="3430722" calcext:value-type="float">
            <text:p>3.430.722,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5*[.A88]^3 + 2*[.A88]^2 + 22*[.A88]+6" office:value-type="float" office:value="2979486" calcext:value-type="float">
            <text:p>2.979.486,00</text:p>
          </table:table-cell>
          <table:table-cell table:formula="of:=[.C$2]*[.A88]^3" office:value-type="float" office:value="3556224" calcext:value-type="float">
            <text:p>3.556.224,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5*[.A89]^3 + 2*[.A89]^2 + 22*[.A89]+6" office:value-type="float" office:value="3086951" calcext:value-type="float">
            <text:p>3.086.951,00</text:p>
          </table:table-cell>
          <table:table-cell table:formula="of:=[.C$2]*[.A89]^3" office:value-type="float" office:value="3684750" calcext:value-type="float">
            <text:p>3.684.750,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5*[.A90]^3 + 2*[.A90]^2 + 22*[.A90]+6" office:value-type="float" office:value="3196970" calcext:value-type="float">
            <text:p>3.196.970,00</text:p>
          </table:table-cell>
          <table:table-cell table:formula="of:=[.C$2]*[.A90]^3" office:value-type="float" office:value="3816336" calcext:value-type="float">
            <text:p>3.816.336,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5*[.A91]^3 + 2*[.A91]^2 + 22*[.A91]+6" office:value-type="float" office:value="3309573" calcext:value-type="float">
            <text:p>3.309.573,00</text:p>
          </table:table-cell>
          <table:table-cell table:formula="of:=[.C$2]*[.A91]^3" office:value-type="float" office:value="3951018" calcext:value-type="float">
            <text:p>3.951.018,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5*[.A92]^3 + 2*[.A92]^2 + 22*[.A92]+6" office:value-type="float" office:value="3424790" calcext:value-type="float">
            <text:p>3.424.790,00</text:p>
          </table:table-cell>
          <table:table-cell table:formula="of:=[.C$2]*[.A92]^3" office:value-type="float" office:value="4088832" calcext:value-type="float">
            <text:p>4.088.832,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5*[.A93]^3 + 2*[.A93]^2 + 22*[.A93]+6" office:value-type="float" office:value="3542651" calcext:value-type="float">
            <text:p>3.542.651,00</text:p>
          </table:table-cell>
          <table:table-cell table:formula="of:=[.C$2]*[.A93]^3" office:value-type="float" office:value="4229814" calcext:value-type="float">
            <text:p>4.229.814,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5*[.A94]^3 + 2*[.A94]^2 + 22*[.A94]+6" office:value-type="float" office:value="3663186" calcext:value-type="float">
            <text:p>3.663.186,00</text:p>
          </table:table-cell>
          <table:table-cell table:formula="of:=[.C$2]*[.A94]^3" office:value-type="float" office:value="4374000" calcext:value-type="float">
            <text:p>4.374.000,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5*[.A95]^3 + 2*[.A95]^2 + 22*[.A95]+6" office:value-type="float" office:value="3786425" calcext:value-type="float">
            <text:p>3.786.425,00</text:p>
          </table:table-cell>
          <table:table-cell table:formula="of:=[.C$2]*[.A95]^3" office:value-type="float" office:value="4521426" calcext:value-type="float">
            <text:p>4.521.426,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5*[.A96]^3 + 2*[.A96]^2 + 22*[.A96]+6" office:value-type="float" office:value="3912398" calcext:value-type="float">
            <text:p>3.912.398,00</text:p>
          </table:table-cell>
          <table:table-cell table:formula="of:=[.C$2]*[.A96]^3" office:value-type="float" office:value="4672128" calcext:value-type="float">
            <text:p>4.672.128,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5*[.A97]^3 + 2*[.A97]^2 + 22*[.A97]+6" office:value-type="float" office:value="4041135" calcext:value-type="float">
            <text:p>4.041.135,00</text:p>
          </table:table-cell>
          <table:table-cell table:formula="of:=[.C$2]*[.A97]^3" office:value-type="float" office:value="4826142" calcext:value-type="float">
            <text:p>4.826.142,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5*[.A98]^3 + 2*[.A98]^2 + 22*[.A98]+6" office:value-type="float" office:value="4172666" calcext:value-type="float">
            <text:p>4.172.666,00</text:p>
          </table:table-cell>
          <table:table-cell table:formula="of:=[.C$2]*[.A98]^3" office:value-type="float" office:value="4983504" calcext:value-type="float">
            <text:p>4.983.504,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5*[.A99]^3 + 2*[.A99]^2 + 22*[.A99]+6" office:value-type="float" office:value="4307021" calcext:value-type="float">
            <text:p>4.307.021,00</text:p>
          </table:table-cell>
          <table:table-cell table:formula="of:=[.C$2]*[.A99]^3" office:value-type="float" office:value="5144250" calcext:value-type="float">
            <text:p>5.144.250,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5*[.A100]^3 + 2*[.A100]^2 + 22*[.A100]+6" office:value-type="float" office:value="4444230" calcext:value-type="float">
            <text:p>4.444.230,00</text:p>
          </table:table-cell>
          <table:table-cell table:formula="of:=[.C$2]*[.A100]^3" office:value-type="float" office:value="5308416" calcext:value-type="float">
            <text:p>5.308.416,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5*[.A101]^3 + 2*[.A101]^2 + 22*[.A101]+6" office:value-type="float" office:value="4584323" calcext:value-type="float">
            <text:p>4.584.323,00</text:p>
          </table:table-cell>
          <table:table-cell table:formula="of:=[.C$2]*[.A101]^3" office:value-type="float" office:value="5476038" calcext:value-type="float">
            <text:p>5.476.038,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5*[.A102]^3 + 2*[.A102]^2 + 22*[.A102]+6" office:value-type="float" office:value="4727330" calcext:value-type="float">
            <text:p>4.727.330,00</text:p>
          </table:table-cell>
          <table:table-cell table:formula="of:=[.C$2]*[.A102]^3" office:value-type="float" office:value="5647152" calcext:value-type="float">
            <text:p>5.647.152,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5*[.A103]^3 + 2*[.A103]^2 + 22*[.A103]+6" office:value-type="float" office:value="4873281" calcext:value-type="float">
            <text:p>4.873.281,00</text:p>
          </table:table-cell>
          <table:table-cell table:formula="of:=[.C$2]*[.A103]^3" office:value-type="float" office:value="5821794" calcext:value-type="float">
            <text:p>5.821.794,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5*[.A104]^3 + 2*[.A104]^2 + 22*[.A104]+6" office:value-type="float" office:value="5022206" calcext:value-type="float">
            <text:p>5.022.206,00</text:p>
          </table:table-cell>
          <table:table-cell table:formula="of:=[.C$2]*[.A104]^3" office:value-type="float" office:value="6000000" calcext:value-type="float">
            <text:p>6.000.000,00</text:p>
          </table:table-cell>
        </table:table-row>
      </table:table>
      <table:table table:name="Slide 44" table:style-name="ta1">
        <table:shapes>
          <draw:frame draw:z-index="1" draw:style-name="gr1" draw:text-style-name="P1" svg:width="159.99mm" svg:height="89.99mm" svg:x="54.24mm" svg:y="4.53mm">
            <draw:object draw:notify-on-update-of-ranges="'Slide 44'.B4:'Slide 44'.B4 'Slide 44'.B4:'Slide 44'.B104 'Slide 44'.C4:'Slide 44'.C4 'Slide 44'.C5:'Slide 44'.C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 table:style-name="ce5"/>
          <table:table-cell table:style-name="ce17" office:value-type="string" calcext:value-type="string" table:number-columns-spanned="2" table:number-rows-spanned="1">
            <text:p>Constantes</text:p>
          </table:table-cell>
          <table:covered-table-cell table:style-name="ce5"/>
        </table:table-row>
        <table:table-row table:style-name="ro1">
          <table:table-cell table:style-name="ce5"/>
          <table:table-cell table:style-name="ce10" office:value-type="string" calcext:value-type="string">
            <text:p>c</text:p>
          </table:table-cell>
          <table:table-cell table:style-name="ce5" office:value-type="float" office:value="3.75" calcext:value-type="float">
            <text:p>3,75</text:p>
          </table:table-cell>
        </table:table-row>
        <table:table-row table:style-name="ro2">
          <table:table-cell table:style-name="ce5"/>
          <table:table-cell table:style-name="ce10" office:value-type="string" calcext:value-type="string">
            <text:p>n<text:span text:style-name="T2">0</text:span>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f(n)</text:p>
          </table:table-cell>
          <table:table-cell table:style-name="ce16" office:value-type="string" calcext:value-type="string">
            <text:p>g(n)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2*[.A5]^2+3*[.A5]+1" office:value-type="float" office:value="6" calcext:value-type="float">
            <text:p>6,00</text:p>
          </table:table-cell>
          <table:table-cell table:style-name="ce12" table:formula="of:=3.75*[.A5]^2" office:value-type="float" office:value="3.75" calcext:value-type="float">
            <text:p>3,75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 table:formula="of:=2*[.A6]^2+3*[.A6]+1" office:value-type="float" office:value="15" calcext:value-type="float">
            <text:p>15,00</text:p>
          </table:table-cell>
          <table:table-cell table:style-name="ce13" table:formula="of:=3.75*[.A6]^2" office:value-type="float" office:value="15" calcext:value-type="float">
            <text:p>15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7]^2+3*[.A7]+1" office:value-type="float" office:value="28" calcext:value-type="float">
            <text:p>28,00</text:p>
          </table:table-cell>
          <table:table-cell table:formula="of:=3.75*[.A7]^2" office:value-type="float" office:value="33.75" calcext:value-type="float">
            <text:p>33,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8]^2+3*[.A8]+1" office:value-type="float" office:value="45" calcext:value-type="float">
            <text:p>45,00</text:p>
          </table:table-cell>
          <table:table-cell table:formula="of:=3.75*[.A8]^2" office:value-type="float" office:value="60" calcext:value-type="float">
            <text:p>6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9]^2+3*[.A9]+1" office:value-type="float" office:value="66" calcext:value-type="float">
            <text:p>66,00</text:p>
          </table:table-cell>
          <table:table-cell table:formula="of:=3.75*[.A9]^2"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10]^2+3*[.A10]+1" office:value-type="float" office:value="91" calcext:value-type="float">
            <text:p>91,00</text:p>
          </table:table-cell>
          <table:table-cell table:formula="of:=3.75*[.A10]^2" office:value-type="float" office:value="135" calcext:value-type="float">
            <text:p>135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11]^2+3*[.A11]+1" office:value-type="float" office:value="120" calcext:value-type="float">
            <text:p>120,00</text:p>
          </table:table-cell>
          <table:table-cell table:formula="of:=3.75*[.A11]^2" office:value-type="float" office:value="183.75" calcext:value-type="float">
            <text:p>183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12]^2+3*[.A12]+1" office:value-type="float" office:value="153" calcext:value-type="float">
            <text:p>153,00</text:p>
          </table:table-cell>
          <table:table-cell table:formula="of:=3.75*[.A12]^2" office:value-type="float" office:value="240" calcext:value-type="float">
            <text:p>24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13]^2+3*[.A13]+1" office:value-type="float" office:value="190" calcext:value-type="float">
            <text:p>190,00</text:p>
          </table:table-cell>
          <table:table-cell table:formula="of:=3.75*[.A13]^2" office:value-type="float" office:value="303.75" calcext:value-type="float">
            <text:p>303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4]^2+3*[.A14]+1" office:value-type="float" office:value="231" calcext:value-type="float">
            <text:p>231,00</text:p>
          </table:table-cell>
          <table:table-cell table:formula="of:=3.75*[.A14]^2" office:value-type="float" office:value="375" calcext:value-type="float">
            <text:p>375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5]^2+3*[.A15]+1" office:value-type="float" office:value="276" calcext:value-type="float">
            <text:p>276,00</text:p>
          </table:table-cell>
          <table:table-cell table:formula="of:=3.75*[.A15]^2" office:value-type="float" office:value="453.75" calcext:value-type="float">
            <text:p>453,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6]^2+3*[.A16]+1" office:value-type="float" office:value="325" calcext:value-type="float">
            <text:p>325,00</text:p>
          </table:table-cell>
          <table:table-cell table:formula="of:=3.75*[.A16]^2" office:value-type="float" office:value="540" calcext:value-type="float">
            <text:p>54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7]^2+3*[.A17]+1" office:value-type="float" office:value="378" calcext:value-type="float">
            <text:p>378,00</text:p>
          </table:table-cell>
          <table:table-cell table:formula="of:=3.75*[.A17]^2" office:value-type="float" office:value="633.75" calcext:value-type="float">
            <text:p>633,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8]^2+3*[.A18]+1" office:value-type="float" office:value="435" calcext:value-type="float">
            <text:p>435,00</text:p>
          </table:table-cell>
          <table:table-cell table:formula="of:=3.75*[.A18]^2" office:value-type="float" office:value="735" calcext:value-type="float">
            <text:p>735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9]^2+3*[.A19]+1" office:value-type="float" office:value="496" calcext:value-type="float">
            <text:p>496,00</text:p>
          </table:table-cell>
          <table:table-cell table:formula="of:=3.75*[.A19]^2" office:value-type="float" office:value="843.75" calcext:value-type="float">
            <text:p>843,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[.A20]^2+3*[.A20]+1" office:value-type="float" office:value="561" calcext:value-type="float">
            <text:p>561,00</text:p>
          </table:table-cell>
          <table:table-cell table:formula="of:=3.75*[.A20]^2" office:value-type="float" office:value="960" calcext:value-type="float">
            <text:p>96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[.A21]^2+3*[.A21]+1" office:value-type="float" office:value="630" calcext:value-type="float">
            <text:p>630,00</text:p>
          </table:table-cell>
          <table:table-cell table:formula="of:=3.75*[.A21]^2" office:value-type="float" office:value="1083.75" calcext:value-type="float">
            <text:p>1.083,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[.A22]^2+3*[.A22]+1" office:value-type="float" office:value="703" calcext:value-type="float">
            <text:p>703,00</text:p>
          </table:table-cell>
          <table:table-cell table:formula="of:=3.75*[.A22]^2" office:value-type="float" office:value="1215" calcext:value-type="float">
            <text:p>1.215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[.A23]^2+3*[.A23]+1" office:value-type="float" office:value="780" calcext:value-type="float">
            <text:p>780,00</text:p>
          </table:table-cell>
          <table:table-cell table:formula="of:=3.75*[.A23]^2" office:value-type="float" office:value="1353.75" calcext:value-type="float">
            <text:p>1.353,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[.A24]^2+3*[.A24]+1" office:value-type="float" office:value="861" calcext:value-type="float">
            <text:p>861,00</text:p>
          </table:table-cell>
          <table:table-cell table:formula="of:=3.75*[.A24]^2" office:value-type="float" office:value="1500" calcext:value-type="float">
            <text:p>1.50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[.A25]^2+3*[.A25]+1" office:value-type="float" office:value="946" calcext:value-type="float">
            <text:p>946,00</text:p>
          </table:table-cell>
          <table:table-cell table:formula="of:=3.75*[.A25]^2" office:value-type="float" office:value="1653.75" calcext:value-type="float">
            <text:p>1.653,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[.A26]^2+3*[.A26]+1" office:value-type="float" office:value="1035" calcext:value-type="float">
            <text:p>1.035,00</text:p>
          </table:table-cell>
          <table:table-cell table:formula="of:=3.75*[.A26]^2" office:value-type="float" office:value="1815" calcext:value-type="float">
            <text:p>1.815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[.A27]^2+3*[.A27]+1" office:value-type="float" office:value="1128" calcext:value-type="float">
            <text:p>1.128,00</text:p>
          </table:table-cell>
          <table:table-cell table:formula="of:=3.75*[.A27]^2" office:value-type="float" office:value="1983.75" calcext:value-type="float">
            <text:p>1.983,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[.A28]^2+3*[.A28]+1" office:value-type="float" office:value="1225" calcext:value-type="float">
            <text:p>1.225,00</text:p>
          </table:table-cell>
          <table:table-cell table:formula="of:=3.75*[.A28]^2" office:value-type="float" office:value="2160" calcext:value-type="float">
            <text:p>2.16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[.A29]^2+3*[.A29]+1" office:value-type="float" office:value="1326" calcext:value-type="float">
            <text:p>1.326,00</text:p>
          </table:table-cell>
          <table:table-cell table:formula="of:=3.75*[.A29]^2" office:value-type="float" office:value="2343.75" calcext:value-type="float">
            <text:p>2.343,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[.A30]^2+3*[.A30]+1" office:value-type="float" office:value="1431" calcext:value-type="float">
            <text:p>1.431,00</text:p>
          </table:table-cell>
          <table:table-cell table:formula="of:=3.75*[.A30]^2" office:value-type="float" office:value="2535" calcext:value-type="float">
            <text:p>2.535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[.A31]^2+3*[.A31]+1" office:value-type="float" office:value="1540" calcext:value-type="float">
            <text:p>1.540,00</text:p>
          </table:table-cell>
          <table:table-cell table:formula="of:=3.75*[.A31]^2" office:value-type="float" office:value="2733.75" calcext:value-type="float">
            <text:p>2.733,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[.A32]^2+3*[.A32]+1" office:value-type="float" office:value="1653" calcext:value-type="float">
            <text:p>1.653,00</text:p>
          </table:table-cell>
          <table:table-cell table:formula="of:=3.75*[.A32]^2" office:value-type="float" office:value="2940" calcext:value-type="float">
            <text:p>2.94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[.A33]^2+3*[.A33]+1" office:value-type="float" office:value="1770" calcext:value-type="float">
            <text:p>1.770,00</text:p>
          </table:table-cell>
          <table:table-cell table:formula="of:=3.75*[.A33]^2" office:value-type="float" office:value="3153.75" calcext:value-type="float">
            <text:p>3.153,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[.A34]^2+3*[.A34]+1" office:value-type="float" office:value="1891" calcext:value-type="float">
            <text:p>1.891,00</text:p>
          </table:table-cell>
          <table:table-cell table:formula="of:=3.75*[.A34]^2" office:value-type="float" office:value="3375" calcext:value-type="float">
            <text:p>3.375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[.A35]^2+3*[.A35]+1" office:value-type="float" office:value="2016" calcext:value-type="float">
            <text:p>2.016,00</text:p>
          </table:table-cell>
          <table:table-cell table:formula="of:=3.75*[.A35]^2" office:value-type="float" office:value="3603.75" calcext:value-type="float">
            <text:p>3.60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[.A36]^2+3*[.A36]+1" office:value-type="float" office:value="2145" calcext:value-type="float">
            <text:p>2.145,00</text:p>
          </table:table-cell>
          <table:table-cell table:formula="of:=3.75*[.A36]^2" office:value-type="float" office:value="3840" calcext:value-type="float">
            <text:p>3.840,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[.A37]^2+3*[.A37]+1" office:value-type="float" office:value="2278" calcext:value-type="float">
            <text:p>2.278,00</text:p>
          </table:table-cell>
          <table:table-cell table:formula="of:=3.75*[.A37]^2" office:value-type="float" office:value="4083.75" calcext:value-type="float">
            <text:p>4.083,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[.A38]^2+3*[.A38]+1" office:value-type="float" office:value="2415" calcext:value-type="float">
            <text:p>2.415,00</text:p>
          </table:table-cell>
          <table:table-cell table:formula="of:=3.75*[.A38]^2" office:value-type="float" office:value="4335" calcext:value-type="float">
            <text:p>4.335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[.A39]^2+3*[.A39]+1" office:value-type="float" office:value="2556" calcext:value-type="float">
            <text:p>2.556,00</text:p>
          </table:table-cell>
          <table:table-cell table:formula="of:=3.75*[.A39]^2" office:value-type="float" office:value="4593.75" calcext:value-type="float">
            <text:p>4.593,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[.A40]^2+3*[.A40]+1" office:value-type="float" office:value="2701" calcext:value-type="float">
            <text:p>2.701,00</text:p>
          </table:table-cell>
          <table:table-cell table:formula="of:=3.75*[.A40]^2" office:value-type="float" office:value="4860" calcext:value-type="float">
            <text:p>4.860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[.A41]^2+3*[.A41]+1" office:value-type="float" office:value="2850" calcext:value-type="float">
            <text:p>2.850,00</text:p>
          </table:table-cell>
          <table:table-cell table:formula="of:=3.75*[.A41]^2" office:value-type="float" office:value="5133.75" calcext:value-type="float">
            <text:p>5.133,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[.A42]^2+3*[.A42]+1" office:value-type="float" office:value="3003" calcext:value-type="float">
            <text:p>3.003,00</text:p>
          </table:table-cell>
          <table:table-cell table:formula="of:=3.75*[.A42]^2" office:value-type="float" office:value="5415" calcext:value-type="float">
            <text:p>5.415,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[.A43]^2+3*[.A43]+1" office:value-type="float" office:value="3160" calcext:value-type="float">
            <text:p>3.160,00</text:p>
          </table:table-cell>
          <table:table-cell table:formula="of:=3.75*[.A43]^2" office:value-type="float" office:value="5703.75" calcext:value-type="float">
            <text:p>5.703,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[.A44]^2+3*[.A44]+1" office:value-type="float" office:value="3321" calcext:value-type="float">
            <text:p>3.321,00</text:p>
          </table:table-cell>
          <table:table-cell table:formula="of:=3.75*[.A44]^2" office:value-type="float" office:value="6000" calcext:value-type="float">
            <text:p>6.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*[.A45]^2+3*[.A45]+1" office:value-type="float" office:value="3486" calcext:value-type="float">
            <text:p>3.486,00</text:p>
          </table:table-cell>
          <table:table-cell table:formula="of:=3.75*[.A45]^2" office:value-type="float" office:value="6303.75" calcext:value-type="float">
            <text:p>6.303,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*[.A46]^2+3*[.A46]+1" office:value-type="float" office:value="3655" calcext:value-type="float">
            <text:p>3.655,00</text:p>
          </table:table-cell>
          <table:table-cell table:formula="of:=3.75*[.A46]^2" office:value-type="float" office:value="6615" calcext:value-type="float">
            <text:p>6.615,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*[.A47]^2+3*[.A47]+1" office:value-type="float" office:value="3828" calcext:value-type="float">
            <text:p>3.828,00</text:p>
          </table:table-cell>
          <table:table-cell table:formula="of:=3.75*[.A47]^2" office:value-type="float" office:value="6933.75" calcext:value-type="float">
            <text:p>6.933,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*[.A48]^2+3*[.A48]+1" office:value-type="float" office:value="4005" calcext:value-type="float">
            <text:p>4.005,00</text:p>
          </table:table-cell>
          <table:table-cell table:formula="of:=3.75*[.A48]^2" office:value-type="float" office:value="7260" calcext:value-type="float">
            <text:p>7.260,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*[.A49]^2+3*[.A49]+1" office:value-type="float" office:value="4186" calcext:value-type="float">
            <text:p>4.186,00</text:p>
          </table:table-cell>
          <table:table-cell table:formula="of:=3.75*[.A49]^2" office:value-type="float" office:value="7593.75" calcext:value-type="float">
            <text:p>7.593,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*[.A50]^2+3*[.A50]+1" office:value-type="float" office:value="4371" calcext:value-type="float">
            <text:p>4.371,00</text:p>
          </table:table-cell>
          <table:table-cell table:formula="of:=3.75*[.A50]^2" office:value-type="float" office:value="7935" calcext:value-type="float">
            <text:p>7.935,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*[.A51]^2+3*[.A51]+1" office:value-type="float" office:value="4560" calcext:value-type="float">
            <text:p>4.560,00</text:p>
          </table:table-cell>
          <table:table-cell table:formula="of:=3.75*[.A51]^2" office:value-type="float" office:value="8283.75" calcext:value-type="float">
            <text:p>8.283,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*[.A52]^2+3*[.A52]+1" office:value-type="float" office:value="4753" calcext:value-type="float">
            <text:p>4.753,00</text:p>
          </table:table-cell>
          <table:table-cell table:formula="of:=3.75*[.A52]^2" office:value-type="float" office:value="8640" calcext:value-type="float">
            <text:p>8.640,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*[.A53]^2+3*[.A53]+1" office:value-type="float" office:value="4950" calcext:value-type="float">
            <text:p>4.950,00</text:p>
          </table:table-cell>
          <table:table-cell table:formula="of:=3.75*[.A53]^2" office:value-type="float" office:value="9003.75" calcext:value-type="float">
            <text:p>9.003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*[.A54]^2+3*[.A54]+1" office:value-type="float" office:value="5151" calcext:value-type="float">
            <text:p>5.151,00</text:p>
          </table:table-cell>
          <table:table-cell table:formula="of:=3.75*[.A54]^2" office:value-type="float" office:value="9375" calcext:value-type="float">
            <text:p>9.375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*[.A55]^2+3*[.A55]+1" office:value-type="float" office:value="5356" calcext:value-type="float">
            <text:p>5.356,00</text:p>
          </table:table-cell>
          <table:table-cell table:formula="of:=3.75*[.A55]^2" office:value-type="float" office:value="9753.75" calcext:value-type="float">
            <text:p>9.753,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*[.A56]^2+3*[.A56]+1" office:value-type="float" office:value="5565" calcext:value-type="float">
            <text:p>5.565,00</text:p>
          </table:table-cell>
          <table:table-cell table:formula="of:=3.75*[.A56]^2" office:value-type="float" office:value="10140" calcext:value-type="float">
            <text:p>10.140,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*[.A57]^2+3*[.A57]+1" office:value-type="float" office:value="5778" calcext:value-type="float">
            <text:p>5.778,00</text:p>
          </table:table-cell>
          <table:table-cell table:formula="of:=3.75*[.A57]^2" office:value-type="float" office:value="10533.75" calcext:value-type="float">
            <text:p>10.533,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*[.A58]^2+3*[.A58]+1" office:value-type="float" office:value="5995" calcext:value-type="float">
            <text:p>5.995,00</text:p>
          </table:table-cell>
          <table:table-cell table:formula="of:=3.75*[.A58]^2" office:value-type="float" office:value="10935" calcext:value-type="float">
            <text:p>10.935,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*[.A59]^2+3*[.A59]+1" office:value-type="float" office:value="6216" calcext:value-type="float">
            <text:p>6.216,00</text:p>
          </table:table-cell>
          <table:table-cell table:formula="of:=3.75*[.A59]^2" office:value-type="float" office:value="11343.75" calcext:value-type="float">
            <text:p>11.343,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*[.A60]^2+3*[.A60]+1" office:value-type="float" office:value="6441" calcext:value-type="float">
            <text:p>6.441,00</text:p>
          </table:table-cell>
          <table:table-cell table:formula="of:=3.75*[.A60]^2" office:value-type="float" office:value="11760" calcext:value-type="float">
            <text:p>11.760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*[.A61]^2+3*[.A61]+1" office:value-type="float" office:value="6670" calcext:value-type="float">
            <text:p>6.670,00</text:p>
          </table:table-cell>
          <table:table-cell table:formula="of:=3.75*[.A61]^2" office:value-type="float" office:value="12183.75" calcext:value-type="float">
            <text:p>12.183,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*[.A62]^2+3*[.A62]+1" office:value-type="float" office:value="6903" calcext:value-type="float">
            <text:p>6.903,00</text:p>
          </table:table-cell>
          <table:table-cell table:formula="of:=3.75*[.A62]^2" office:value-type="float" office:value="12615" calcext:value-type="float">
            <text:p>12.615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*[.A63]^2+3*[.A63]+1" office:value-type="float" office:value="7140" calcext:value-type="float">
            <text:p>7.140,00</text:p>
          </table:table-cell>
          <table:table-cell table:formula="of:=3.75*[.A63]^2" office:value-type="float" office:value="13053.75" calcext:value-type="float">
            <text:p>13.053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*[.A64]^2+3*[.A64]+1" office:value-type="float" office:value="7381" calcext:value-type="float">
            <text:p>7.381,00</text:p>
          </table:table-cell>
          <table:table-cell table:formula="of:=3.75*[.A64]^2" office:value-type="float" office:value="13500" calcext:value-type="float">
            <text:p>13.500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*[.A65]^2+3*[.A65]+1" office:value-type="float" office:value="7626" calcext:value-type="float">
            <text:p>7.626,00</text:p>
          </table:table-cell>
          <table:table-cell table:formula="of:=3.75*[.A65]^2" office:value-type="float" office:value="13953.75" calcext:value-type="float">
            <text:p>13.953,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*[.A66]^2+3*[.A66]+1" office:value-type="float" office:value="7875" calcext:value-type="float">
            <text:p>7.875,00</text:p>
          </table:table-cell>
          <table:table-cell table:formula="of:=3.75*[.A66]^2" office:value-type="float" office:value="14415" calcext:value-type="float">
            <text:p>14.415,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*[.A67]^2+3*[.A67]+1" office:value-type="float" office:value="8128" calcext:value-type="float">
            <text:p>8.128,00</text:p>
          </table:table-cell>
          <table:table-cell table:formula="of:=3.75*[.A67]^2" office:value-type="float" office:value="14883.75" calcext:value-type="float">
            <text:p>14.883,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*[.A68]^2+3*[.A68]+1" office:value-type="float" office:value="8385" calcext:value-type="float">
            <text:p>8.385,00</text:p>
          </table:table-cell>
          <table:table-cell table:formula="of:=3.75*[.A68]^2" office:value-type="float" office:value="15360" calcext:value-type="float">
            <text:p>15.360,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*[.A69]^2+3*[.A69]+1" office:value-type="float" office:value="8646" calcext:value-type="float">
            <text:p>8.646,00</text:p>
          </table:table-cell>
          <table:table-cell table:formula="of:=3.75*[.A69]^2" office:value-type="float" office:value="15843.75" calcext:value-type="float">
            <text:p>15.843,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*[.A70]^2+3*[.A70]+1" office:value-type="float" office:value="8911" calcext:value-type="float">
            <text:p>8.911,00</text:p>
          </table:table-cell>
          <table:table-cell table:formula="of:=3.75*[.A70]^2" office:value-type="float" office:value="16335" calcext:value-type="float">
            <text:p>16.335,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*[.A71]^2+3*[.A71]+1" office:value-type="float" office:value="9180" calcext:value-type="float">
            <text:p>9.180,00</text:p>
          </table:table-cell>
          <table:table-cell table:formula="of:=3.75*[.A71]^2" office:value-type="float" office:value="16833.75" calcext:value-type="float">
            <text:p>16.833,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*[.A72]^2+3*[.A72]+1" office:value-type="float" office:value="9453" calcext:value-type="float">
            <text:p>9.453,00</text:p>
          </table:table-cell>
          <table:table-cell table:formula="of:=3.75*[.A72]^2" office:value-type="float" office:value="17340" calcext:value-type="float">
            <text:p>17.340,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*[.A73]^2+3*[.A73]+1" office:value-type="float" office:value="9730" calcext:value-type="float">
            <text:p>9.730,00</text:p>
          </table:table-cell>
          <table:table-cell table:formula="of:=3.75*[.A73]^2" office:value-type="float" office:value="17853.75" calcext:value-type="float">
            <text:p>17.853,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*[.A74]^2+3*[.A74]+1" office:value-type="float" office:value="10011" calcext:value-type="float">
            <text:p>10.011,00</text:p>
          </table:table-cell>
          <table:table-cell table:formula="of:=3.75*[.A74]^2" office:value-type="float" office:value="18375" calcext:value-type="float">
            <text:p>18.375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*[.A75]^2+3*[.A75]+1" office:value-type="float" office:value="10296" calcext:value-type="float">
            <text:p>10.296,00</text:p>
          </table:table-cell>
          <table:table-cell table:formula="of:=3.75*[.A75]^2" office:value-type="float" office:value="18903.75" calcext:value-type="float">
            <text:p>18.903,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*[.A76]^2+3*[.A76]+1" office:value-type="float" office:value="10585" calcext:value-type="float">
            <text:p>10.585,00</text:p>
          </table:table-cell>
          <table:table-cell table:formula="of:=3.75*[.A76]^2" office:value-type="float" office:value="19440" calcext:value-type="float">
            <text:p>19.440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*[.A77]^2+3*[.A77]+1" office:value-type="float" office:value="10878" calcext:value-type="float">
            <text:p>10.878,00</text:p>
          </table:table-cell>
          <table:table-cell table:formula="of:=3.75*[.A77]^2" office:value-type="float" office:value="19983.75" calcext:value-type="float">
            <text:p>19.983,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*[.A78]^2+3*[.A78]+1" office:value-type="float" office:value="11175" calcext:value-type="float">
            <text:p>11.175,00</text:p>
          </table:table-cell>
          <table:table-cell table:formula="of:=3.75*[.A78]^2" office:value-type="float" office:value="20535" calcext:value-type="float">
            <text:p>20.535,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*[.A79]^2+3*[.A79]+1" office:value-type="float" office:value="11476" calcext:value-type="float">
            <text:p>11.476,00</text:p>
          </table:table-cell>
          <table:table-cell table:formula="of:=3.75*[.A79]^2" office:value-type="float" office:value="21093.75" calcext:value-type="float">
            <text:p>21.093,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*[.A80]^2+3*[.A80]+1" office:value-type="float" office:value="11781" calcext:value-type="float">
            <text:p>11.781,00</text:p>
          </table:table-cell>
          <table:table-cell table:formula="of:=3.75*[.A80]^2" office:value-type="float" office:value="21660" calcext:value-type="float">
            <text:p>21.660,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*[.A81]^2+3*[.A81]+1" office:value-type="float" office:value="12090" calcext:value-type="float">
            <text:p>12.090,00</text:p>
          </table:table-cell>
          <table:table-cell table:formula="of:=3.75*[.A81]^2" office:value-type="float" office:value="22233.75" calcext:value-type="float">
            <text:p>22.233,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*[.A82]^2+3*[.A82]+1" office:value-type="float" office:value="12403" calcext:value-type="float">
            <text:p>12.403,00</text:p>
          </table:table-cell>
          <table:table-cell table:formula="of:=3.75*[.A82]^2" office:value-type="float" office:value="22815" calcext:value-type="float">
            <text:p>22.815,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*[.A83]^2+3*[.A83]+1" office:value-type="float" office:value="12720" calcext:value-type="float">
            <text:p>12.720,00</text:p>
          </table:table-cell>
          <table:table-cell table:formula="of:=3.75*[.A83]^2" office:value-type="float" office:value="23403.75" calcext:value-type="float">
            <text:p>23.403,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*[.A84]^2+3*[.A84]+1" office:value-type="float" office:value="13041" calcext:value-type="float">
            <text:p>13.041,00</text:p>
          </table:table-cell>
          <table:table-cell table:formula="of:=3.75*[.A84]^2" office:value-type="float" office:value="24000" calcext:value-type="float">
            <text:p>24.000,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*[.A85]^2+3*[.A85]+1" office:value-type="float" office:value="13366" calcext:value-type="float">
            <text:p>13.366,00</text:p>
          </table:table-cell>
          <table:table-cell table:formula="of:=3.75*[.A85]^2" office:value-type="float" office:value="24603.75" calcext:value-type="float">
            <text:p>24.603,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*[.A86]^2+3*[.A86]+1" office:value-type="float" office:value="13695" calcext:value-type="float">
            <text:p>13.695,00</text:p>
          </table:table-cell>
          <table:table-cell table:formula="of:=3.75*[.A86]^2" office:value-type="float" office:value="25215" calcext:value-type="float">
            <text:p>25.215,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*[.A87]^2+3*[.A87]+1" office:value-type="float" office:value="14028" calcext:value-type="float">
            <text:p>14.028,00</text:p>
          </table:table-cell>
          <table:table-cell table:formula="of:=3.75*[.A87]^2" office:value-type="float" office:value="25833.75" calcext:value-type="float">
            <text:p>25.833,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*[.A88]^2+3*[.A88]+1" office:value-type="float" office:value="14365" calcext:value-type="float">
            <text:p>14.365,00</text:p>
          </table:table-cell>
          <table:table-cell table:formula="of:=3.75*[.A88]^2" office:value-type="float" office:value="26460" calcext:value-type="float">
            <text:p>26.460,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*[.A89]^2+3*[.A89]+1" office:value-type="float" office:value="14706" calcext:value-type="float">
            <text:p>14.706,00</text:p>
          </table:table-cell>
          <table:table-cell table:formula="of:=3.75*[.A89]^2" office:value-type="float" office:value="27093.75" calcext:value-type="float">
            <text:p>27.093,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*[.A90]^2+3*[.A90]+1" office:value-type="float" office:value="15051" calcext:value-type="float">
            <text:p>15.051,00</text:p>
          </table:table-cell>
          <table:table-cell table:formula="of:=3.75*[.A90]^2" office:value-type="float" office:value="27735" calcext:value-type="float">
            <text:p>27.735,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*[.A91]^2+3*[.A91]+1" office:value-type="float" office:value="15400" calcext:value-type="float">
            <text:p>15.400,00</text:p>
          </table:table-cell>
          <table:table-cell table:formula="of:=3.75*[.A91]^2" office:value-type="float" office:value="28383.75" calcext:value-type="float">
            <text:p>28.383,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*[.A92]^2+3*[.A92]+1" office:value-type="float" office:value="15753" calcext:value-type="float">
            <text:p>15.753,00</text:p>
          </table:table-cell>
          <table:table-cell table:formula="of:=3.75*[.A92]^2" office:value-type="float" office:value="29040" calcext:value-type="float">
            <text:p>29.040,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*[.A93]^2+3*[.A93]+1" office:value-type="float" office:value="16110" calcext:value-type="float">
            <text:p>16.110,00</text:p>
          </table:table-cell>
          <table:table-cell table:formula="of:=3.75*[.A93]^2" office:value-type="float" office:value="29703.75" calcext:value-type="float">
            <text:p>29.703,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*[.A94]^2+3*[.A94]+1" office:value-type="float" office:value="16471" calcext:value-type="float">
            <text:p>16.471,00</text:p>
          </table:table-cell>
          <table:table-cell table:formula="of:=3.75*[.A94]^2" office:value-type="float" office:value="30375" calcext:value-type="float">
            <text:p>30.375,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*[.A95]^2+3*[.A95]+1" office:value-type="float" office:value="16836" calcext:value-type="float">
            <text:p>16.836,00</text:p>
          </table:table-cell>
          <table:table-cell table:formula="of:=3.75*[.A95]^2" office:value-type="float" office:value="31053.75" calcext:value-type="float">
            <text:p>31.053,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*[.A96]^2+3*[.A96]+1" office:value-type="float" office:value="17205" calcext:value-type="float">
            <text:p>17.205,00</text:p>
          </table:table-cell>
          <table:table-cell table:formula="of:=3.75*[.A96]^2" office:value-type="float" office:value="31740" calcext:value-type="float">
            <text:p>31.740,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*[.A97]^2+3*[.A97]+1" office:value-type="float" office:value="17578" calcext:value-type="float">
            <text:p>17.578,00</text:p>
          </table:table-cell>
          <table:table-cell table:formula="of:=3.75*[.A97]^2" office:value-type="float" office:value="32433.75" calcext:value-type="float">
            <text:p>32.433,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*[.A98]^2+3*[.A98]+1" office:value-type="float" office:value="17955" calcext:value-type="float">
            <text:p>17.955,00</text:p>
          </table:table-cell>
          <table:table-cell table:formula="of:=3.75*[.A98]^2" office:value-type="float" office:value="33135" calcext:value-type="float">
            <text:p>33.135,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*[.A99]^2+3*[.A99]+1" office:value-type="float" office:value="18336" calcext:value-type="float">
            <text:p>18.336,00</text:p>
          </table:table-cell>
          <table:table-cell table:formula="of:=3.75*[.A99]^2" office:value-type="float" office:value="33843.75" calcext:value-type="float">
            <text:p>33.843,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*[.A100]^2+3*[.A100]+1" office:value-type="float" office:value="18721" calcext:value-type="float">
            <text:p>18.721,00</text:p>
          </table:table-cell>
          <table:table-cell table:formula="of:=3.75*[.A100]^2" office:value-type="float" office:value="34560" calcext:value-type="float">
            <text:p>34.560,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*[.A101]^2+3*[.A101]+1" office:value-type="float" office:value="19110" calcext:value-type="float">
            <text:p>19.110,00</text:p>
          </table:table-cell>
          <table:table-cell table:formula="of:=3.75*[.A101]^2" office:value-type="float" office:value="35283.75" calcext:value-type="float">
            <text:p>35.283,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*[.A102]^2+3*[.A102]+1" office:value-type="float" office:value="19503" calcext:value-type="float">
            <text:p>19.503,00</text:p>
          </table:table-cell>
          <table:table-cell table:formula="of:=3.75*[.A102]^2" office:value-type="float" office:value="36015" calcext:value-type="float">
            <text:p>36.015,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*[.A103]^2+3*[.A103]+1" office:value-type="float" office:value="19900" calcext:value-type="float">
            <text:p>19.900,00</text:p>
          </table:table-cell>
          <table:table-cell table:formula="of:=3.75*[.A103]^2" office:value-type="float" office:value="36753.75" calcext:value-type="float">
            <text:p>36.753,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[.A104]^2+3*[.A104]+1" office:value-type="float" office:value="20301" calcext:value-type="float">
            <text:p>20.301,00</text:p>
          </table:table-cell>
          <table:table-cell table:formula="of:=3.75*[.A104]^2" office:value-type="float" office:value="37500" calcext:value-type="float">
            <text:p>37.5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3:09:25.5759073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7:58:49.473830347</meta:creation-date>
    <dc:date>2024-04-11T15:08:22.178558466</dc:date>
    <meta:editing-duration>PT2H50M3S</meta:editing-duration>
    <meta:editing-cycles>19</meta:editing-cycles>
    <meta:generator>LibreOffice/6.0.7.3$Linux_X86_64 LibreOffice_project/00m0$Build-3</meta:generator>
    <meta:document-statistic meta:table-count="2" meta:cell-count="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style="italic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draw:stroke="dash" draw:stroke-dash="Ultrafine_20_Dashed"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74cm" svg:y="3.952cm" style:legend-expansion="high" chart:style-name="ch2"/>
        <chart:plot-area chart:style-name="ch3" table:cell-range-address="'Slide 44'.B4:'Slide 44'.C104" chart:data-source-has-labels="row" svg:x="0.32cm" svg:y="0.18cm" svg:width="12.634cm" svg:height="7.659cm">
          <chartooo:coordinate-region svg:x="1.365cm" svg:y="0.264cm" svg:width="11.475cm" svg:height="6.688cm"/>
          <chart:axis chart:dimension="x" chart:name="primary-x" chart:style-name="ch4">
            <chart:title svg:x="6.487cm" svg:y="8.019cm" chart:style-name="ch5">
              <text:p>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lide 44'.B4:'Slide 44'.B104" chart:label-cell-address="'Slide 44'.B4:'Slide 44'.B4" chart:class="chart:line">
            <chart:data-point chart:repeated="101"/>
          </chart:series>
          <chart:series chart:style-name="ch9" chart:values-cell-range-address="'Slide 44'.C5:'Slide 44'.C104" chart:label-cell-address="'Slide 44'.C4:'Slide 44'.C4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</text:p>
                <draw:g>
                  <svg:desc>'Slide 44'.B4:'Slide 44'.B4</svg:desc>
                </draw:g>
              </table:table-cell>
              <table:table-cell office:value-type="string">
                <text:p>g(n)</text:p>
                <draw:g>
                  <svg:desc>'Slide 44'.C4:'Slide 44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lide 44'.B4:'Slide 44'.B104</svg:desc>
                </draw:g>
              </table:table-cell>
              <table:table-cell office:value-type="float" office:value="3.75">
                <text:p>3.75</text:p>
                <draw:g>
                  <svg:desc>'Slide 44'.C5:'Slide 44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">
                <text:p>91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">
                <text:p>153</text:p>
              </table:table-cell>
              <table:table-cell office:value-type="float" office:value="303.75">
                <text:p>303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">
                <text:p>231</text:p>
              </table:table-cell>
              <table:table-cell office:value-type="float" office:value="453.75">
                <text:p>453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">
                <text:p>27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33.75">
                <text:p>633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8">
                <text:p>37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6">
                <text:p>49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1">
                <text:p>561</text:p>
              </table:table-cell>
              <table:table-cell office:value-type="float" office:value="1083.75">
                <text:p>1083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">
                <text:p>630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3">
                <text:p>703</text:p>
              </table:table-cell>
              <table:table-cell office:value-type="float" office:value="1353.75">
                <text:p>1353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0">
                <text:p>78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1">
                <text:p>861</text:p>
              </table:table-cell>
              <table:table-cell office:value-type="float" office:value="1653.75">
                <text:p>165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6">
                <text:p>946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5">
                <text:p>1035</text:p>
              </table:table-cell>
              <table:table-cell office:value-type="float" office:value="1983.75">
                <text:p>1983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8">
                <text:p>112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5">
                <text:p>1225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">
                <text:p>1326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1">
                <text:p>1431</text:p>
              </table:table-cell>
              <table:table-cell office:value-type="float" office:value="2733.75">
                <text:p>2733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0">
                <text:p>154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3">
                <text:p>1653</text:p>
              </table:table-cell>
              <table:table-cell office:value-type="float" office:value="3153.75">
                <text:p>3153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0">
                <text:p>1770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1">
                <text:p>1891</text:p>
              </table:table-cell>
              <table:table-cell office:value-type="float" office:value="3603.75">
                <text:p>3603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6">
                <text:p>201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5">
                <text:p>2145</text:p>
              </table:table-cell>
              <table:table-cell office:value-type="float" office:value="4083.75">
                <text:p>4083.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8">
                <text:p>2278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15">
                <text:p>2415</text:p>
              </table:table-cell>
              <table:table-cell office:value-type="float" office:value="4593.75">
                <text:p>4593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6">
                <text:p>2556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01">
                <text:p>2701</text:p>
              </table:table-cell>
              <table:table-cell office:value-type="float" office:value="5133.75">
                <text:p>5133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">
                <text:p>2850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3">
                <text:p>3003</text:p>
              </table:table-cell>
              <table:table-cell office:value-type="float" office:value="5703.75">
                <text:p>5703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0">
                <text:p>316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21">
                <text:p>3321</text:p>
              </table:table-cell>
              <table:table-cell office:value-type="float" office:value="6303.75">
                <text:p>6303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6">
                <text:p>3486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5">
                <text:p>3655</text:p>
              </table:table-cell>
              <table:table-cell office:value-type="float" office:value="6933.75">
                <text:p>6933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8">
                <text:p>3828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5">
                <text:p>4005</text:p>
              </table:table-cell>
              <table:table-cell office:value-type="float" office:value="7593.75">
                <text:p>7593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86">
                <text:p>4186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71">
                <text:p>4371</text:p>
              </table:table-cell>
              <table:table-cell office:value-type="float" office:value="8283.75">
                <text:p>828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0">
                <text:p>4560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53">
                <text:p>4753</text:p>
              </table:table-cell>
              <table:table-cell office:value-type="float" office:value="9003.75">
                <text:p>9003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50">
                <text:p>4950</text:p>
              </table:table-cell>
              <table:table-cell office:value-type="float" office:value="9375">
                <text:p>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51">
                <text:p>5151</text:p>
              </table:table-cell>
              <table:table-cell office:value-type="float" office:value="9753.75">
                <text:p>9753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56">
                <text:p>5356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65">
                <text:p>5565</text:p>
              </table:table-cell>
              <table:table-cell office:value-type="float" office:value="10533.75">
                <text:p>1053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78">
                <text:p>5778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5">
                <text:p>5995</text:p>
              </table:table-cell>
              <table:table-cell office:value-type="float" office:value="11343.75">
                <text:p>11343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16">
                <text:p>6216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41">
                <text:p>6441</text:p>
              </table:table-cell>
              <table:table-cell office:value-type="float" office:value="12183.75">
                <text:p>12183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70">
                <text:p>6670</text:p>
              </table:table-cell>
              <table:table-cell office:value-type="float" office:value="12615">
                <text:p>12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03">
                <text:p>6903</text:p>
              </table:table-cell>
              <table:table-cell office:value-type="float" office:value="13053.75">
                <text:p>13053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40">
                <text:p>7140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81">
                <text:p>7381</text:p>
              </table:table-cell>
              <table:table-cell office:value-type="float" office:value="13953.75">
                <text:p>13953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26">
                <text:p>7626</text:p>
              </table:table-cell>
              <table:table-cell office:value-type="float" office:value="14415">
                <text:p>14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75">
                <text:p>7875</text:p>
              </table:table-cell>
              <table:table-cell office:value-type="float" office:value="14883.75">
                <text:p>14883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28">
                <text:p>8128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85">
                <text:p>8385</text:p>
              </table:table-cell>
              <table:table-cell office:value-type="float" office:value="15843.75">
                <text:p>15843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46">
                <text:p>8646</text:p>
              </table:table-cell>
              <table:table-cell office:value-type="float" office:value="16335">
                <text:p>16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11">
                <text:p>8911</text:p>
              </table:table-cell>
              <table:table-cell office:value-type="float" office:value="16833.75">
                <text:p>16833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80">
                <text:p>9180</text:p>
              </table:table-cell>
              <table:table-cell office:value-type="float" office:value="17340">
                <text:p>173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3">
                <text:p>9453</text:p>
              </table:table-cell>
              <table:table-cell office:value-type="float" office:value="17853.75">
                <text:p>17853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30">
                <text:p>9730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11">
                <text:p>10011</text:p>
              </table:table-cell>
              <table:table-cell office:value-type="float" office:value="18903.75">
                <text:p>18903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96">
                <text:p>10296</text:p>
              </table:table-cell>
              <table:table-cell office:value-type="float" office:value="19440">
                <text:p>194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585">
                <text:p>10585</text:p>
              </table:table-cell>
              <table:table-cell office:value-type="float" office:value="19983.75">
                <text:p>19983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78">
                <text:p>10878</text:p>
              </table:table-cell>
              <table:table-cell office:value-type="float" office:value="20535">
                <text:p>20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75">
                <text:p>11175</text:p>
              </table:table-cell>
              <table:table-cell office:value-type="float" office:value="21093.75">
                <text:p>21093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76">
                <text:p>11476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81">
                <text:p>11781</text:p>
              </table:table-cell>
              <table:table-cell office:value-type="float" office:value="22233.75">
                <text:p>22233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90">
                <text:p>12090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03">
                <text:p>12403</text:p>
              </table:table-cell>
              <table:table-cell office:value-type="float" office:value="23403.75">
                <text:p>23403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20">
                <text:p>1272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41">
                <text:p>13041</text:p>
              </table:table-cell>
              <table:table-cell office:value-type="float" office:value="24603.75">
                <text:p>2460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66">
                <text:p>13366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95">
                <text:p>13695</text:p>
              </table:table-cell>
              <table:table-cell office:value-type="float" office:value="25833.75">
                <text:p>25833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28">
                <text:p>14028</text:p>
              </table:table-cell>
              <table:table-cell office:value-type="float" office:value="26460">
                <text:p>26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65">
                <text:p>14365</text:p>
              </table:table-cell>
              <table:table-cell office:value-type="float" office:value="27093.75">
                <text:p>27093.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06">
                <text:p>14706</text:p>
              </table:table-cell>
              <table:table-cell office:value-type="float" office:value="27735">
                <text:p>277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51">
                <text:p>15051</text:p>
              </table:table-cell>
              <table:table-cell office:value-type="float" office:value="28383.75">
                <text:p>2838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400">
                <text:p>15400</text:p>
              </table:table-cell>
              <table:table-cell office:value-type="float" office:value="29040">
                <text:p>290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53">
                <text:p>15753</text:p>
              </table:table-cell>
              <table:table-cell office:value-type="float" office:value="29703.75">
                <text:p>29703.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10">
                <text:p>16110</text:p>
              </table:table-cell>
              <table:table-cell office:value-type="float" office:value="30375">
                <text:p>30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471">
                <text:p>16471</text:p>
              </table:table-cell>
              <table:table-cell office:value-type="float" office:value="31053.75">
                <text:p>31053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36">
                <text:p>16836</text:p>
              </table:table-cell>
              <table:table-cell office:value-type="float" office:value="31740">
                <text:p>317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205">
                <text:p>17205</text:p>
              </table:table-cell>
              <table:table-cell office:value-type="float" office:value="32433.75">
                <text:p>32433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78">
                <text:p>17578</text:p>
              </table:table-cell>
              <table:table-cell office:value-type="float" office:value="33135">
                <text:p>33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955">
                <text:p>17955</text:p>
              </table:table-cell>
              <table:table-cell office:value-type="float" office:value="33843.75">
                <text:p>33843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36">
                <text:p>18336</text:p>
              </table:table-cell>
              <table:table-cell office:value-type="float" office:value="34560">
                <text:p>3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721">
                <text:p>18721</text:p>
              </table:table-cell>
              <table:table-cell office:value-type="float" office:value="35283.75">
                <text:p>35283.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10">
                <text:p>19110</text:p>
              </table:table-cell>
              <table:table-cell office:value-type="float" office:value="36015">
                <text:p>3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03">
                <text:p>19503</text:p>
              </table:table-cell>
              <table:table-cell office:value-type="float" office:value="36753.75">
                <text:p>36753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00">
                <text:p>199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01">
                <text:p>20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style="italic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draw:stroke="dash" draw:stroke-dash="Ultrafine_20_Dashed"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62cm" svg:height="8.396cm" xlink:href=".." xlink:type="simple" chart:class="chart:line" chart:style-name="ch1">
        <chart:legend chart:legend-position="end" svg:x="11.46cm" svg:y="3.65cm" style:legend-expansion="high" chart:style-name="ch2"/>
        <chart:plot-area chart:style-name="ch3" table:cell-range-address="'Slide 41'.B4:'Slide 41'.C104" chart:data-source-has-labels="row" svg:x="0.293cm" svg:y="0.167cm" svg:width="10.874cm" svg:height="7.081cm">
          <chartooo:coordinate-region svg:x="2.211cm" svg:y="0.327cm" svg:width="8.956cm" svg:height="6.221cm"/>
          <chart:axis chart:dimension="x" chart:name="primary-x" chart:style-name="ch4">
            <chart:title svg:x="6.941cm" svg:y="7.464cm" chart:style-name="ch5">
              <text:p>n</text:p>
            </chart:title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Slide 41'.B5:'Slide 41'.B104" chart:label-cell-address="'Slide 41'.B4:'Slide 41'.B4" chart:class="chart:line">
            <chart:data-point chart:repeated="100"/>
          </chart:series>
          <chart:series chart:style-name="ch10" chart:values-cell-range-address="'Slide 41'.C5:'Slide 41'.C104" chart:label-cell-address="'Slide 41'.C4:'Slide 41'.C4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</text:p>
                <draw:g>
                  <svg:desc>'Slide 41'.B4:'Slide 41'.B4</svg:desc>
                </draw:g>
              </table:table-cell>
              <table:table-cell office:value-type="string">
                <text:p>O(g(n))</text:p>
                <draw:g>
                  <svg:desc>'Slide 41'.C4:'Slide 41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'Slide 41'.B5:'Slide 41'.B104</svg:desc>
                </draw:g>
              </table:table-cell>
              <table:table-cell office:value-type="float" office:value="6">
                <text:p>6</text:p>
                <draw:g>
                  <svg:desc>'Slide 41'.C5:'Slide 41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">
                <text:p>44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1">
                <text:p>79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0">
                <text:p>1290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3">
                <text:p>197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0">
                <text:p>287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1">
                <text:p>401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26">
                <text:p>542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45">
                <text:p>7145</text:p>
              </table:table-cell>
              <table:table-cell office:value-type="float" office:value="7986">
                <text:p>7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15">
                <text:p>11615</text:p>
              </table:table-cell>
              <table:table-cell office:value-type="float" office:value="13182">
                <text:p>13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26">
                <text:p>14426</text:p>
              </table:table-cell>
              <table:table-cell office:value-type="float" office:value="16464">
                <text:p>16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61">
                <text:p>17661</text:p>
              </table:table-cell>
              <table:table-cell office:value-type="float" office:value="20250">
                <text:p>20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50">
                <text:p>21350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23">
                <text:p>25523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10">
                <text:p>30210</text:p>
              </table:table-cell>
              <table:table-cell office:value-type="float" office:value="34992">
                <text:p>34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441">
                <text:p>35441</text:p>
              </table:table-cell>
              <table:table-cell office:value-type="float" office:value="41154">
                <text:p>41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46">
                <text:p>41246</text:p>
              </table:table-cell>
              <table:table-cell office:value-type="float" office:value="48000">
                <text:p>4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655">
                <text:p>47655</text:p>
              </table:table-cell>
              <table:table-cell office:value-type="float" office:value="55566">
                <text:p>55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698">
                <text:p>54698</text:p>
              </table:table-cell>
              <table:table-cell office:value-type="float" office:value="63888">
                <text:p>63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405">
                <text:p>62405</text:p>
              </table:table-cell>
              <table:table-cell office:value-type="float" office:value="73002">
                <text:p>73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806">
                <text:p>70806</text:p>
              </table:table-cell>
              <table:table-cell office:value-type="float" office:value="82944">
                <text:p>82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931">
                <text:p>79931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810">
                <text:p>89810</text:p>
              </table:table-cell>
              <table:table-cell office:value-type="float" office:value="105456">
                <text:p>105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473">
                <text:p>100473</text:p>
              </table:table-cell>
              <table:table-cell office:value-type="float" office:value="118098">
                <text:p>118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950">
                <text:p>111950</text:p>
              </table:table-cell>
              <table:table-cell office:value-type="float" office:value="131712">
                <text:p>131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271">
                <text:p>124271</text:p>
              </table:table-cell>
              <table:table-cell office:value-type="float" office:value="146334">
                <text:p>146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466">
                <text:p>137466</text:p>
              </table:table-cell>
              <table:table-cell office:value-type="float" office:value="162000">
                <text:p>16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565">
                <text:p>151565</text:p>
              </table:table-cell>
              <table:table-cell office:value-type="float" office:value="178746">
                <text:p>178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598">
                <text:p>166598</text:p>
              </table:table-cell>
              <table:table-cell office:value-type="float" office:value="196608">
                <text:p>196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595">
                <text:p>182595</text:p>
              </table:table-cell>
              <table:table-cell office:value-type="float" office:value="215622">
                <text:p>215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586">
                <text:p>199586</text:p>
              </table:table-cell>
              <table:table-cell office:value-type="float" office:value="235824">
                <text:p>235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1">
                <text:p>217601</text:p>
              </table:table-cell>
              <table:table-cell office:value-type="float" office:value="257250">
                <text:p>2572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6670">
                <text:p>236670</text:p>
              </table:table-cell>
              <table:table-cell office:value-type="float" office:value="279936">
                <text:p>279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6823">
                <text:p>256823</text:p>
              </table:table-cell>
              <table:table-cell office:value-type="float" office:value="303918">
                <text:p>3039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090">
                <text:p>278090</text:p>
              </table:table-cell>
              <table:table-cell office:value-type="float" office:value="329232">
                <text:p>329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501">
                <text:p>300501</text:p>
              </table:table-cell>
              <table:table-cell office:value-type="float" office:value="355914">
                <text:p>355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086">
                <text:p>324086</text:p>
              </table:table-cell>
              <table:table-cell office:value-type="float" office:value="384000">
                <text:p>384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8875">
                <text:p>348875</text:p>
              </table:table-cell>
              <table:table-cell office:value-type="float" office:value="413526">
                <text:p>413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898">
                <text:p>374898</text:p>
              </table:table-cell>
              <table:table-cell office:value-type="float" office:value="444528">
                <text:p>444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2185">
                <text:p>402185</text:p>
              </table:table-cell>
              <table:table-cell office:value-type="float" office:value="477042">
                <text:p>477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766">
                <text:p>430766</text:p>
              </table:table-cell>
              <table:table-cell office:value-type="float" office:value="511104">
                <text:p>511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671">
                <text:p>460671</text:p>
              </table:table-cell>
              <table:table-cell office:value-type="float" office:value="546750">
                <text:p>5467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930">
                <text:p>491930</text:p>
              </table:table-cell>
              <table:table-cell office:value-type="float" office:value="584016">
                <text:p>584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4573">
                <text:p>524573</text:p>
              </table:table-cell>
              <table:table-cell office:value-type="float" office:value="622938">
                <text:p>6229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8630">
                <text:p>558630</text:p>
              </table:table-cell>
              <table:table-cell office:value-type="float" office:value="663552">
                <text:p>663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4131">
                <text:p>594131</text:p>
              </table:table-cell>
              <table:table-cell office:value-type="float" office:value="705894">
                <text:p>705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1106">
                <text:p>631106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9585">
                <text:p>669585</text:p>
              </table:table-cell>
              <table:table-cell office:value-type="float" office:value="795906">
                <text:p>795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9598">
                <text:p>709598</text:p>
              </table:table-cell>
              <table:table-cell office:value-type="float" office:value="843648">
                <text:p>843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1175">
                <text:p>751175</text:p>
              </table:table-cell>
              <table:table-cell office:value-type="float" office:value="893262">
                <text:p>893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4346">
                <text:p>794346</text:p>
              </table:table-cell>
              <table:table-cell office:value-type="float" office:value="944784">
                <text:p>944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9141">
                <text:p>839141</text:p>
              </table:table-cell>
              <table:table-cell office:value-type="float" office:value="998250">
                <text:p>998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5590">
                <text:p>885590</text:p>
              </table:table-cell>
              <table:table-cell office:value-type="float" office:value="1053696">
                <text:p>1053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33723">
                <text:p>933723</text:p>
              </table:table-cell>
              <table:table-cell office:value-type="float" office:value="1111158">
                <text:p>1111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3570">
                <text:p>983570</text:p>
              </table:table-cell>
              <table:table-cell office:value-type="float" office:value="1170672">
                <text:p>11706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35161">
                <text:p>1035161</text:p>
              </table:table-cell>
              <table:table-cell office:value-type="float" office:value="1232274">
                <text:p>1232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8526">
                <text:p>1088526</text:p>
              </table:table-cell>
              <table:table-cell office:value-type="float" office:value="1296000">
                <text:p>1296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3695">
                <text:p>1143695</text:p>
              </table:table-cell>
              <table:table-cell office:value-type="float" office:value="1361886">
                <text:p>1361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698">
                <text:p>1200698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9565">
                <text:p>1259565</text:p>
              </table:table-cell>
              <table:table-cell office:value-type="float" office:value="1500282">
                <text:p>1500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0326">
                <text:p>1320326</text:p>
              </table:table-cell>
              <table:table-cell office:value-type="float" office:value="1572864">
                <text:p>1572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3011">
                <text:p>1383011</text:p>
              </table:table-cell>
              <table:table-cell office:value-type="float" office:value="1647750">
                <text:p>16477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7650">
                <text:p>1447650</text:p>
              </table:table-cell>
              <table:table-cell office:value-type="float" office:value="1724976">
                <text:p>1724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14273">
                <text:p>1514273</text:p>
              </table:table-cell>
              <table:table-cell office:value-type="float" office:value="1804578">
                <text:p>1804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2910">
                <text:p>1582910</text:p>
              </table:table-cell>
              <table:table-cell office:value-type="float" office:value="1886592">
                <text:p>18865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3591">
                <text:p>1653591</text:p>
              </table:table-cell>
              <table:table-cell office:value-type="float" office:value="1971054">
                <text:p>19710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6346">
                <text:p>1726346</text:p>
              </table:table-cell>
              <table:table-cell office:value-type="float" office:value="2058000">
                <text:p>2058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1205">
                <text:p>1801205</text:p>
              </table:table-cell>
              <table:table-cell office:value-type="float" office:value="2147466">
                <text:p>2147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8198">
                <text:p>1878198</text:p>
              </table:table-cell>
              <table:table-cell office:value-type="float" office:value="2239488">
                <text:p>2239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57355">
                <text:p>1957355</text:p>
              </table:table-cell>
              <table:table-cell office:value-type="float" office:value="2334102">
                <text:p>2334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8706">
                <text:p>2038706</text:p>
              </table:table-cell>
              <table:table-cell office:value-type="float" office:value="2431344">
                <text:p>2431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22281">
                <text:p>2122281</text:p>
              </table:table-cell>
              <table:table-cell office:value-type="float" office:value="2531250">
                <text:p>25312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08110">
                <text:p>2208110</text:p>
              </table:table-cell>
              <table:table-cell office:value-type="float" office:value="2633856">
                <text:p>2633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96223">
                <text:p>2296223</text:p>
              </table:table-cell>
              <table:table-cell office:value-type="float" office:value="2739198">
                <text:p>27391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86650">
                <text:p>2386650</text:p>
              </table:table-cell>
              <table:table-cell office:value-type="float" office:value="2847312">
                <text:p>28473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9421">
                <text:p>2479421</text:p>
              </table:table-cell>
              <table:table-cell office:value-type="float" office:value="2958234">
                <text:p>295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74566">
                <text:p>2574566</text:p>
              </table:table-cell>
              <table:table-cell office:value-type="float" office:value="3072000">
                <text:p>3072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72115">
                <text:p>2672115</text:p>
              </table:table-cell>
              <table:table-cell office:value-type="float" office:value="3188646">
                <text:p>31886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72098">
                <text:p>2772098</text:p>
              </table:table-cell>
              <table:table-cell office:value-type="float" office:value="3308208">
                <text:p>3308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74545">
                <text:p>2874545</text:p>
              </table:table-cell>
              <table:table-cell office:value-type="float" office:value="3430722">
                <text:p>3430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79486">
                <text:p>2979486</text:p>
              </table:table-cell>
              <table:table-cell office:value-type="float" office:value="3556224">
                <text:p>3556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86951">
                <text:p>3086951</text:p>
              </table:table-cell>
              <table:table-cell office:value-type="float" office:value="3684750">
                <text:p>36847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96970">
                <text:p>3196970</text:p>
              </table:table-cell>
              <table:table-cell office:value-type="float" office:value="3816336">
                <text:p>3816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09573">
                <text:p>3309573</text:p>
              </table:table-cell>
              <table:table-cell office:value-type="float" office:value="3951018">
                <text:p>3951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24790">
                <text:p>3424790</text:p>
              </table:table-cell>
              <table:table-cell office:value-type="float" office:value="4088832">
                <text:p>4088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2651">
                <text:p>3542651</text:p>
              </table:table-cell>
              <table:table-cell office:value-type="float" office:value="4229814">
                <text:p>4229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63186">
                <text:p>3663186</text:p>
              </table:table-cell>
              <table:table-cell office:value-type="float" office:value="4374000">
                <text:p>4374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6425">
                <text:p>3786425</text:p>
              </table:table-cell>
              <table:table-cell office:value-type="float" office:value="4521426">
                <text:p>45214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2398">
                <text:p>3912398</text:p>
              </table:table-cell>
              <table:table-cell office:value-type="float" office:value="4672128">
                <text:p>4672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41135">
                <text:p>4041135</text:p>
              </table:table-cell>
              <table:table-cell office:value-type="float" office:value="4826142">
                <text:p>48261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72666">
                <text:p>4172666</text:p>
              </table:table-cell>
              <table:table-cell office:value-type="float" office:value="4983504">
                <text:p>4983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07021">
                <text:p>4307021</text:p>
              </table:table-cell>
              <table:table-cell office:value-type="float" office:value="5144250">
                <text:p>51442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4230">
                <text:p>4444230</text:p>
              </table:table-cell>
              <table:table-cell office:value-type="float" office:value="5308416">
                <text:p>53084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84323">
                <text:p>4584323</text:p>
              </table:table-cell>
              <table:table-cell office:value-type="float" office:value="5476038">
                <text:p>5476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27330">
                <text:p>4727330</text:p>
              </table:table-cell>
              <table:table-cell office:value-type="float" office:value="5647152">
                <text:p>5647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73281">
                <text:p>4873281</text:p>
              </table:table-cell>
              <table:table-cell office:value-type="float" office:value="5821794">
                <text:p>5821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22206">
                <text:p>5022206</text:p>
              </table:table-cell>
              <table:table-cell office:value-type="float" office:value="6000000">
                <text:p>6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